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82in"/>
    </style:style>
    <style:style style:name="co2" style:family="table-column">
      <style:table-column-properties fo:break-before="auto" style:column-width="0.7425in"/>
    </style:style>
    <style:style style:name="co3" style:family="table-column">
      <style:table-column-properties fo:break-before="auto" style:column-width="0.95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2894in" svg:height="5.8791in" svg:x="2.9272in" svg:y="0.0421in">
            <draw:object draw:notify-on-update-of-ranges="Sheet1.C1:Sheet1.C1 Sheet1.C2:Sheet1.C199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<text:s/>dtime <text:s text:c="5"/></text:p>
          </table:table-cell>
          <table:table-cell office:value-type="string" calcext:value-type="string">
            <text:p><text:s/>temp <text:s text:c="5"/></text:p>
          </table:table-cell>
          <table:table-cell office:value-type="string" calcext:value-type="string">
            <text:p><text:s/>humidity <text:s text:c="5"/></text:p>
          </table:table-cell>
        </table:table-row>
        <table:table-row table:style-name="ro1">
          <table:table-cell office:value-type="float" office:value="20140129102700" calcext:value-type="float">
            <text:p>20140129102700</text:p>
          </table:table-cell>
          <table:table-cell office:value-type="float" office:value="120" calcext:value-type="float">
            <text:p>12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140129103000" calcext:value-type="float">
            <text:p>20140129103000</text:p>
          </table:table-cell>
          <table:table-cell office:value-type="float" office:value="130" calcext:value-type="float">
            <text:p>13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140129103300" calcext:value-type="float">
            <text:p>20140129103300</text:p>
          </table:table-cell>
          <table:table-cell office:value-type="float" office:value="120" calcext:value-type="float">
            <text:p>12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140129103600" calcext:value-type="float">
            <text:p>20140129103600</text:p>
          </table:table-cell>
          <table:table-cell office:value-type="float" office:value="120" calcext:value-type="float">
            <text:p>12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140129103900" calcext:value-type="float">
            <text:p>20140129103900</text:p>
          </table:table-cell>
          <table:table-cell office:value-type="float" office:value="120" calcext:value-type="float">
            <text:p>12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140129104200" calcext:value-type="float">
            <text:p>20140129104200</text:p>
          </table:table-cell>
          <table:table-cell office:value-type="float" office:value="120" calcext:value-type="float">
            <text:p>12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140129104500" calcext:value-type="float">
            <text:p>20140129104500</text:p>
          </table:table-cell>
          <table:table-cell office:value-type="float" office:value="120" calcext:value-type="float">
            <text:p>12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140129104800" calcext:value-type="float">
            <text:p>20140129104800</text:p>
          </table:table-cell>
          <table:table-cell office:value-type="float" office:value="140" calcext:value-type="float">
            <text:p>1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140129105100" calcext:value-type="float">
            <text:p>20140129105100</text:p>
          </table:table-cell>
          <table:table-cell office:value-type="float" office:value="140" calcext:value-type="float">
            <text:p>1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140129105400" calcext:value-type="float">
            <text:p>20140129105400</text:p>
          </table:table-cell>
          <table:table-cell office:value-type="float" office:value="140" calcext:value-type="float">
            <text:p>1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140129110000" calcext:value-type="float">
            <text:p>201401291100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29110300" calcext:value-type="float">
            <text:p>20140129110300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29110600" calcext:value-type="float">
            <text:p>20140129110600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29110900" calcext:value-type="float">
            <text:p>20140129110900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29111200" calcext:value-type="float">
            <text:p>20140129111200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29111500" calcext:value-type="float">
            <text:p>20140129111500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29111800" calcext:value-type="float">
            <text:p>20140129111800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29112100" calcext:value-type="float">
            <text:p>20140129112100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29112400" calcext:value-type="float">
            <text:p>20140129112400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29112700" calcext:value-type="float">
            <text:p>20140129112700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29113300" calcext:value-type="float">
            <text:p>20140129113300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29113600" calcext:value-type="float">
            <text:p>20140129113600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29113900" calcext:value-type="float">
            <text:p>20140129113900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29114200" calcext:value-type="float">
            <text:p>20140129114200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29114500" calcext:value-type="float">
            <text:p>20140129114500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29114800" calcext:value-type="float">
            <text:p>20140129114800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29115100" calcext:value-type="float">
            <text:p>20140129115100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29115400" calcext:value-type="float">
            <text:p>20140129115400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29115700" calcext:value-type="float">
            <text:p>20140129115700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29120000" calcext:value-type="float">
            <text:p>20140129120000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29120300" calcext:value-type="float">
            <text:p>20140129120300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29120600" calcext:value-type="float">
            <text:p>20140129120600</text:p>
          </table:table-cell>
          <table:table-cell office:value-type="float" office:value="170" calcext:value-type="float">
            <text:p>17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29120900" calcext:value-type="float">
            <text:p>20140129120900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29121200" calcext:value-type="float">
            <text:p>20140129121200</text:p>
          </table:table-cell>
          <table:table-cell office:value-type="float" office:value="170" calcext:value-type="float">
            <text:p>17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29121500" calcext:value-type="float">
            <text:p>20140129121500</text:p>
          </table:table-cell>
          <table:table-cell office:value-type="float" office:value="170" calcext:value-type="float">
            <text:p>17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30141200" calcext:value-type="float">
            <text:p>20140130141200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41500" calcext:value-type="float">
            <text:p>20140130141500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41800" calcext:value-type="float">
            <text:p>20140130141800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42100" calcext:value-type="float">
            <text:p>20140130142100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42400" calcext:value-type="float">
            <text:p>20140130142400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42700" calcext:value-type="float">
            <text:p>20140130142700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43000" calcext:value-type="float">
            <text:p>20140130143000</text:p>
          </table:table-cell>
          <table:table-cell office:value-type="float" office:value="190" calcext:value-type="float">
            <text:p>19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30143300" calcext:value-type="float">
            <text:p>20140130143300</text:p>
          </table:table-cell>
          <table:table-cell office:value-type="float" office:value="170" calcext:value-type="float">
            <text:p>17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30143600" calcext:value-type="float">
            <text:p>20140130143600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43900" calcext:value-type="float">
            <text:p>20140130143900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44200" calcext:value-type="float">
            <text:p>20140130144200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44800" calcext:value-type="float">
            <text:p>20140130144800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45100" calcext:value-type="float">
            <text:p>20140130145100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45400" calcext:value-type="float">
            <text:p>20140130145400</text:p>
          </table:table-cell>
          <table:table-cell office:value-type="float" office:value="190" calcext:value-type="float">
            <text:p>19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30145700" calcext:value-type="float">
            <text:p>20140130145700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50000" calcext:value-type="float">
            <text:p>20140130150000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50300" calcext:value-type="float">
            <text:p>20140130150300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50600" calcext:value-type="float">
            <text:p>20140130150600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50900" calcext:value-type="float">
            <text:p>20140130150900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51200" calcext:value-type="float">
            <text:p>20140130151200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51500" calcext:value-type="float">
            <text:p>20140130151500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51800" calcext:value-type="float">
            <text:p>20140130151800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52100" calcext:value-type="float">
            <text:p>20140130152100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52400" calcext:value-type="float">
            <text:p>20140130152400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52700" calcext:value-type="float">
            <text:p>20140130152700</text:p>
          </table:table-cell>
          <table:table-cell office:value-type="float" office:value="190" calcext:value-type="float">
            <text:p>19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30153000" calcext:value-type="float">
            <text:p>20140130153000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53300" calcext:value-type="float">
            <text:p>20140130153300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53600" calcext:value-type="float">
            <text:p>20140130153600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53900" calcext:value-type="float">
            <text:p>20140130153900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54200" calcext:value-type="float">
            <text:p>20140130154200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54500" calcext:value-type="float">
            <text:p>20140130154500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54800" calcext:value-type="float">
            <text:p>20140130154800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55100" calcext:value-type="float">
            <text:p>20140130155100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55400" calcext:value-type="float">
            <text:p>20140130155400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55500" calcext:value-type="float">
            <text:p>20140130155500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55600" calcext:value-type="float">
            <text:p>20140130155600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55700" calcext:value-type="float">
            <text:p>20140130155700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55823" calcext:value-type="float">
            <text:p>20140130155823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55909" calcext:value-type="float">
            <text:p>20140130155909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55954" calcext:value-type="float">
            <text:p>20140130155954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0040" calcext:value-type="float">
            <text:p>20140130160040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0311" calcext:value-type="float">
            <text:p>20140130160311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0356" calcext:value-type="float">
            <text:p>20140130160356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0426" calcext:value-type="float">
            <text:p>20140130160426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0442" calcext:value-type="float">
            <text:p>20140130160442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0527" calcext:value-type="float">
            <text:p>20140130160527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0557" calcext:value-type="float">
            <text:p>20140130160557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0613" calcext:value-type="float">
            <text:p>20140130160613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0643" calcext:value-type="float">
            <text:p>20140130160643</text:p>
          </table:table-cell>
          <table:table-cell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30160658" calcext:value-type="float">
            <text:p>20140130160658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0728" calcext:value-type="float">
            <text:p>20140130160728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0814" calcext:value-type="float">
            <text:p>20140130160814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0859" calcext:value-type="float">
            <text:p>20140130160859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0914" calcext:value-type="float">
            <text:p>20140130160914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0959" calcext:value-type="float">
            <text:p>20140130160959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1045" calcext:value-type="float">
            <text:p>20140130161045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1100" calcext:value-type="float">
            <text:p>20140130161100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1130" calcext:value-type="float">
            <text:p>20140130161130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1145" calcext:value-type="float">
            <text:p>20140130161145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1215" calcext:value-type="float">
            <text:p>20140130161215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1301" calcext:value-type="float">
            <text:p>20140130161301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1346" calcext:value-type="float">
            <text:p>20140130161346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1401" calcext:value-type="float">
            <text:p>20140130161401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1447" calcext:value-type="float">
            <text:p>20140130161447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1532" calcext:value-type="float">
            <text:p>20140130161532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1617" calcext:value-type="float">
            <text:p>20140130161617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1633" calcext:value-type="float">
            <text:p>20140130161633</text:p>
          </table:table-cell>
          <table:table-cell office:value-type="float" office:value="190" calcext:value-type="float">
            <text:p>19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30161703" calcext:value-type="float">
            <text:p>20140130161703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1748" calcext:value-type="float">
            <text:p>20140130161748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1803" calcext:value-type="float">
            <text:p>20140130161803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1833" calcext:value-type="float">
            <text:p>20140130161833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1849" calcext:value-type="float">
            <text:p>20140130161849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1919" calcext:value-type="float">
            <text:p>20140130161919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2019" calcext:value-type="float">
            <text:p>20140130162019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2105" calcext:value-type="float">
            <text:p>20140130162105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2150" calcext:value-type="float">
            <text:p>20140130162150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2235" calcext:value-type="float">
            <text:p>20140130162235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2321" calcext:value-type="float">
            <text:p>20140130162321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2406" calcext:value-type="float">
            <text:p>20140130162406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2436" calcext:value-type="float">
            <text:p>20140130162436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2507" calcext:value-type="float">
            <text:p>20140130162507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2537" calcext:value-type="float">
            <text:p>20140130162537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2552" calcext:value-type="float">
            <text:p>20140130162552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2622" calcext:value-type="float">
            <text:p>20140130162622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2708" calcext:value-type="float">
            <text:p>20140130162708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2753" calcext:value-type="float">
            <text:p>20140130162753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2808" calcext:value-type="float">
            <text:p>20140130162808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2838" calcext:value-type="float">
            <text:p>20140130162838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2854" calcext:value-type="float">
            <text:p>20140130162854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2924" calcext:value-type="float">
            <text:p>20140130162924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3009" calcext:value-type="float">
            <text:p>20140130163009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3024" calcext:value-type="float">
            <text:p>20140130163024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3055" calcext:value-type="float">
            <text:p>20140130163055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3110" calcext:value-type="float">
            <text:p>20140130163110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3140" calcext:value-type="float">
            <text:p>20140130163140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3210" calcext:value-type="float">
            <text:p>20140130163210</text:p>
          </table:table-cell>
          <table:table-cell office:value-type="float" office:value="190" calcext:value-type="float">
            <text:p>19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30163255" calcext:value-type="float">
            <text:p>20140130163255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3512" calcext:value-type="float">
            <text:p>20140130163512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3813" calcext:value-type="float">
            <text:p>20140130163813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3859" calcext:value-type="float">
            <text:p>20140130163859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3944" calcext:value-type="float">
            <text:p>20140130163944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3959" calcext:value-type="float">
            <text:p>20140130163959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4029" calcext:value-type="float">
            <text:p>20140130164029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4045" calcext:value-type="float">
            <text:p>20140130164045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4115" calcext:value-type="float">
            <text:p>20140130164115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4200" calcext:value-type="float">
            <text:p>20140130164200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4215" calcext:value-type="float">
            <text:p>20140130164215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4246" calcext:value-type="float">
            <text:p>20140130164246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4301" calcext:value-type="float">
            <text:p>20140130164301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4331" calcext:value-type="float">
            <text:p>20140130164331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4416" calcext:value-type="float">
            <text:p>20140130164416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4502" calcext:value-type="float">
            <text:p>20140130164502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4517" calcext:value-type="float">
            <text:p>20140130164517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4547" calcext:value-type="float">
            <text:p>20140130164547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4602" calcext:value-type="float">
            <text:p>20140130164602</text:p>
          </table:table-cell>
          <table:table-cell office:value-type="float" office:value="190" calcext:value-type="float">
            <text:p>19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30164633" calcext:value-type="float">
            <text:p>20140130164633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4703" calcext:value-type="float">
            <text:p>20140130164703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4748" calcext:value-type="float">
            <text:p>20140130164748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4833" calcext:value-type="float">
            <text:p>20140130164833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4919" calcext:value-type="float">
            <text:p>20140130164919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5004" calcext:value-type="float">
            <text:p>20140130165004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65050" calcext:value-type="float">
            <text:p>20140130165050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70711" calcext:value-type="float">
            <text:p>20140130170711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0171027" calcext:value-type="float">
            <text:p>20140130171027</text:p>
          </table:table-cell>
          <table:table-cell office:value-type="float" office:value="170" calcext:value-type="float">
            <text:p>17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30171113" calcext:value-type="float">
            <text:p>20140130171113</text:p>
          </table:table-cell>
          <table:table-cell office:value-type="float" office:value="170" calcext:value-type="float">
            <text:p>17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30171158" calcext:value-type="float">
            <text:p>20140130171158</text:p>
          </table:table-cell>
          <table:table-cell office:value-type="float" office:value="190" calcext:value-type="float">
            <text:p>19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30171244" calcext:value-type="float">
            <text:p>20140130171244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30171329" calcext:value-type="float">
            <text:p>20140130171329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30171414" calcext:value-type="float">
            <text:p>20140130171414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30171500" calcext:value-type="float">
            <text:p>20140130171500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30171515" calcext:value-type="float">
            <text:p>20140130171515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30171545" calcext:value-type="float">
            <text:p>20140130171545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30171631" calcext:value-type="float">
            <text:p>20140130171631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30171716" calcext:value-type="float">
            <text:p>20140130171716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30171731" calcext:value-type="float">
            <text:p>20140130171731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30171801" calcext:value-type="float">
            <text:p>20140130171801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30171816" calcext:value-type="float">
            <text:p>20140130171816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30171847" calcext:value-type="float">
            <text:p>20140130171847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30171902" calcext:value-type="float">
            <text:p>20140130171902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30171932" calcext:value-type="float">
            <text:p>20140130171932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30172018" calcext:value-type="float">
            <text:p>20140130172018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72033" calcext:value-type="float">
            <text:p>20140130172033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30172103" calcext:value-type="float">
            <text:p>20140130172103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0130172118" calcext:value-type="float">
            <text:p>20140130172118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30172148" calcext:value-type="float">
            <text:p>20140130172148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30172204" calcext:value-type="float">
            <text:p>20140130172204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30172304" calcext:value-type="float">
            <text:p>20140130172304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30172636" calcext:value-type="float">
            <text:p>20140130172636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30172651" calcext:value-type="float">
            <text:p>20140130172651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30172721" calcext:value-type="float">
            <text:p>20140130172721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30173208" calcext:value-type="float">
            <text:p>20140130173208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30173253" calcext:value-type="float">
            <text:p>20140130173253</text:p>
          </table:table-cell>
          <table:table-cell office:value-type="float" office:value="170" calcext:value-type="float">
            <text:p>17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30173308" calcext:value-type="float">
            <text:p>20140130173308</text:p>
          </table:table-cell>
          <table:table-cell office:value-type="float" office:value="170" calcext:value-type="float">
            <text:p>17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40130173338" calcext:value-type="float">
            <text:p>20140130173338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0173354" calcext:value-type="float">
            <text:p>20140130173354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0173424" calcext:value-type="float">
            <text:p>20140130173424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0173439" calcext:value-type="float">
            <text:p>20140130173439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0173509" calcext:value-type="float">
            <text:p>20140130173509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0173555" calcext:value-type="float">
            <text:p>2014013017355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0173610" calcext:value-type="float">
            <text:p>2014013017361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0173655" calcext:value-type="float">
            <text:p>2014013017365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0173740" calcext:value-type="float">
            <text:p>2014013017374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0173826" calcext:value-type="float">
            <text:p>20140130173826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73841" calcext:value-type="float">
            <text:p>20140130173841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73911" calcext:value-type="float">
            <text:p>20140130173911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73926" calcext:value-type="float">
            <text:p>20140130173926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73957" calcext:value-type="float">
            <text:p>20140130173957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74012" calcext:value-type="float">
            <text:p>20140130174012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74042" calcext:value-type="float">
            <text:p>20140130174042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74127" calcext:value-type="float">
            <text:p>20140130174127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74142" calcext:value-type="float">
            <text:p>20140130174142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74228" calcext:value-type="float">
            <text:p>20140130174228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74258" calcext:value-type="float">
            <text:p>20140130174258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74313" calcext:value-type="float">
            <text:p>20140130174313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74413" calcext:value-type="float">
            <text:p>20140130174413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74459" calcext:value-type="float">
            <text:p>20140130174459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74544" calcext:value-type="float">
            <text:p>2014013017454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74630" calcext:value-type="float">
            <text:p>2014013017463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74715" calcext:value-type="float">
            <text:p>2014013017471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74800" calcext:value-type="float">
            <text:p>2014013017480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74846" calcext:value-type="float">
            <text:p>20140130174846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74931" calcext:value-type="float">
            <text:p>20140130174931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75016" calcext:value-type="float">
            <text:p>2014013017501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75047" calcext:value-type="float">
            <text:p>2014013017504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75102" calcext:value-type="float">
            <text:p>2014013017510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75147" calcext:value-type="float">
            <text:p>2014013017514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75233" calcext:value-type="float">
            <text:p>2014013017523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75248" calcext:value-type="float">
            <text:p>2014013017524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75318" calcext:value-type="float">
            <text:p>2014013017531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75333" calcext:value-type="float">
            <text:p>2014013017533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75403" calcext:value-type="float">
            <text:p>2014013017540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75418" calcext:value-type="float">
            <text:p>2014013017541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75449" calcext:value-type="float">
            <text:p>2014013017544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75534" calcext:value-type="float">
            <text:p>2014013017553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75619" calcext:value-type="float">
            <text:p>2014013017561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75634" calcext:value-type="float">
            <text:p>2014013017563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75705" calcext:value-type="float">
            <text:p>2014013017570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75720" calcext:value-type="float">
            <text:p>2014013017572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75750" calcext:value-type="float">
            <text:p>2014013017575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75820" calcext:value-type="float">
            <text:p>2014013017582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0122" calcext:value-type="float">
            <text:p>2014013018012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0207" calcext:value-type="float">
            <text:p>2014013018020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0237" calcext:value-type="float">
            <text:p>2014013018023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0252" calcext:value-type="float">
            <text:p>2014013018025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0337" calcext:value-type="float">
            <text:p>2014013018033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0423" calcext:value-type="float">
            <text:p>2014013018042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0508" calcext:value-type="float">
            <text:p>2014013018050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0523" calcext:value-type="float">
            <text:p>2014013018052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0553" calcext:value-type="float">
            <text:p>2014013018055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0639" calcext:value-type="float">
            <text:p>2014013018063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0654" calcext:value-type="float">
            <text:p>2014013018065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0724" calcext:value-type="float">
            <text:p>2014013018072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0739" calcext:value-type="float">
            <text:p>2014013018073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0810" calcext:value-type="float">
            <text:p>2014013018081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0825" calcext:value-type="float">
            <text:p>2014013018082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0855" calcext:value-type="float">
            <text:p>2014013018085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0940" calcext:value-type="float">
            <text:p>2014013018094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1041" calcext:value-type="float">
            <text:p>20140130181041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1126" calcext:value-type="float">
            <text:p>20140130181126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1212" calcext:value-type="float">
            <text:p>2014013018121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1227" calcext:value-type="float">
            <text:p>2014013018122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1257" calcext:value-type="float">
            <text:p>2014013018125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1312" calcext:value-type="float">
            <text:p>2014013018131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1342" calcext:value-type="float">
            <text:p>2014013018134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1357" calcext:value-type="float">
            <text:p>2014013018135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1428" calcext:value-type="float">
            <text:p>2014013018142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1513" calcext:value-type="float">
            <text:p>2014013018151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1558" calcext:value-type="float">
            <text:p>2014013018155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1613" calcext:value-type="float">
            <text:p>2014013018161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1644" calcext:value-type="float">
            <text:p>2014013018164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1659" calcext:value-type="float">
            <text:p>2014013018165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1729" calcext:value-type="float">
            <text:p>2014013018172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1814" calcext:value-type="float">
            <text:p>2014013018181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1900" calcext:value-type="float">
            <text:p>2014013018190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1915" calcext:value-type="float">
            <text:p>2014013018191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1930" calcext:value-type="float">
            <text:p>2014013018193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2015" calcext:value-type="float">
            <text:p>2014013018201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2100" calcext:value-type="float">
            <text:p>2014013018210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2146" calcext:value-type="float">
            <text:p>20140130182146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2231" calcext:value-type="float">
            <text:p>20140130182231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2317" calcext:value-type="float">
            <text:p>2014013018231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2347" calcext:value-type="float">
            <text:p>2014013018234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2432" calcext:value-type="float">
            <text:p>2014013018243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2447" calcext:value-type="float">
            <text:p>2014013018244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2518" calcext:value-type="float">
            <text:p>2014013018251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2533" calcext:value-type="float">
            <text:p>2014013018253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2603" calcext:value-type="float">
            <text:p>2014013018260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2618" calcext:value-type="float">
            <text:p>2014013018261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2648" calcext:value-type="float">
            <text:p>2014013018264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2719" calcext:value-type="float">
            <text:p>2014013018271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2749" calcext:value-type="float">
            <text:p>2014013018274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2804" calcext:value-type="float">
            <text:p>2014013018280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2834" calcext:value-type="float">
            <text:p>2014013018283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2920" calcext:value-type="float">
            <text:p>2014013018292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3005" calcext:value-type="float">
            <text:p>2014013018300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3020" calcext:value-type="float">
            <text:p>2014013018302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3050" calcext:value-type="float">
            <text:p>2014013018305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3105" calcext:value-type="float">
            <text:p>2014013018310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3136" calcext:value-type="float">
            <text:p>20140130183136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3151" calcext:value-type="float">
            <text:p>20140130183151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3221" calcext:value-type="float">
            <text:p>20140130183221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3307" calcext:value-type="float">
            <text:p>2014013018330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3352" calcext:value-type="float">
            <text:p>2014013018335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3407" calcext:value-type="float">
            <text:p>2014013018340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3507" calcext:value-type="float">
            <text:p>2014013018350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3553" calcext:value-type="float">
            <text:p>2014013018355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3638" calcext:value-type="float">
            <text:p>2014013018363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3723" calcext:value-type="float">
            <text:p>2014013018372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3754" calcext:value-type="float">
            <text:p>2014013018375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3854" calcext:value-type="float">
            <text:p>2014013018385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83939" calcext:value-type="float">
            <text:p>2014013018393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4025" calcext:value-type="float">
            <text:p>2014013018402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4110" calcext:value-type="float">
            <text:p>2014013018411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4125" calcext:value-type="float">
            <text:p>2014013018412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4155" calcext:value-type="float">
            <text:p>2014013018415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4211" calcext:value-type="float">
            <text:p>2014013018421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4256" calcext:value-type="float">
            <text:p>2014013018425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4341" calcext:value-type="float">
            <text:p>2014013018434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4427" calcext:value-type="float">
            <text:p>2014013018442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4512" calcext:value-type="float">
            <text:p>2014013018451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4557" calcext:value-type="float">
            <text:p>2014013018455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4643" calcext:value-type="float">
            <text:p>2014013018464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4713" calcext:value-type="float">
            <text:p>2014013018471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4758" calcext:value-type="float">
            <text:p>2014013018475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4813" calcext:value-type="float">
            <text:p>2014013018481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4828" calcext:value-type="float">
            <text:p>2014013018482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4859" calcext:value-type="float">
            <text:p>2014013018485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4944" calcext:value-type="float">
            <text:p>2014013018494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4959" calcext:value-type="float">
            <text:p>2014013018495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5029" calcext:value-type="float">
            <text:p>2014013018502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5044" calcext:value-type="float">
            <text:p>2014013018504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5115" calcext:value-type="float">
            <text:p>2014013018511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5130" calcext:value-type="float">
            <text:p>2014013018513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5200" calcext:value-type="float">
            <text:p>2014013018520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5245" calcext:value-type="float">
            <text:p>2014013018524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5331" calcext:value-type="float">
            <text:p>2014013018533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5346" calcext:value-type="float">
            <text:p>2014013018534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5416" calcext:value-type="float">
            <text:p>2014013018541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5431" calcext:value-type="float">
            <text:p>2014013018543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5517" calcext:value-type="float">
            <text:p>2014013018551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5532" calcext:value-type="float">
            <text:p>2014013018553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5602" calcext:value-type="float">
            <text:p>2014013018560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5617" calcext:value-type="float">
            <text:p>2014013018561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5647" calcext:value-type="float">
            <text:p>2014013018564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5702" calcext:value-type="float">
            <text:p>2014013018570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5733" calcext:value-type="float">
            <text:p>2014013018573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5818" calcext:value-type="float">
            <text:p>2014013018581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5903" calcext:value-type="float">
            <text:p>2014013018590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5919" calcext:value-type="float">
            <text:p>2014013018591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85949" calcext:value-type="float">
            <text:p>2014013018594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0004" calcext:value-type="float">
            <text:p>2014013019000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0049" calcext:value-type="float">
            <text:p>2014013019004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0135" calcext:value-type="float">
            <text:p>2014013019013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0220" calcext:value-type="float">
            <text:p>2014013019022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0305" calcext:value-type="float">
            <text:p>2014013019030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0351" calcext:value-type="float">
            <text:p>20140130190351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0436" calcext:value-type="float">
            <text:p>20140130190436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0451" calcext:value-type="float">
            <text:p>20140130190451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0521" calcext:value-type="float">
            <text:p>20140130190521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0536" calcext:value-type="float">
            <text:p>20140130190536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0607" calcext:value-type="float">
            <text:p>2014013019060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0652" calcext:value-type="float">
            <text:p>2014013019065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0737" calcext:value-type="float">
            <text:p>2014013019073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0752" calcext:value-type="float">
            <text:p>2014013019075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0823" calcext:value-type="float">
            <text:p>2014013019082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0838" calcext:value-type="float">
            <text:p>2014013019083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0908" calcext:value-type="float">
            <text:p>2014013019090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0923" calcext:value-type="float">
            <text:p>2014013019092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1023" calcext:value-type="float">
            <text:p>2014013019102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1109" calcext:value-type="float">
            <text:p>2014013019110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1154" calcext:value-type="float">
            <text:p>2014013019115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1239" calcext:value-type="float">
            <text:p>2014013019123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1254" calcext:value-type="float">
            <text:p>2014013019125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1325" calcext:value-type="float">
            <text:p>2014013019132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1410" calcext:value-type="float">
            <text:p>2014013019141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1726" calcext:value-type="float">
            <text:p>20140130191726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1812" calcext:value-type="float">
            <text:p>2014013019181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1857" calcext:value-type="float">
            <text:p>2014013019185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1927" calcext:value-type="float">
            <text:p>2014013019192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1942" calcext:value-type="float">
            <text:p>2014013019194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2013" calcext:value-type="float">
            <text:p>2014013019201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2058" calcext:value-type="float">
            <text:p>2014013019205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2143" calcext:value-type="float">
            <text:p>2014013019214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2159" calcext:value-type="float">
            <text:p>2014013019215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2229" calcext:value-type="float">
            <text:p>2014013019222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2244" calcext:value-type="float">
            <text:p>2014013019224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2314" calcext:value-type="float">
            <text:p>2014013019231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2329" calcext:value-type="float">
            <text:p>2014013019232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2359" calcext:value-type="float">
            <text:p>2014013019235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2430" calcext:value-type="float">
            <text:p>2014013019243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2500" calcext:value-type="float">
            <text:p>2014013019250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2515" calcext:value-type="float">
            <text:p>2014013019251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2545" calcext:value-type="float">
            <text:p>2014013019254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2631" calcext:value-type="float">
            <text:p>20140130192631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2716" calcext:value-type="float">
            <text:p>20140130192716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2731" calcext:value-type="float">
            <text:p>20140130192731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2801" calcext:value-type="float">
            <text:p>20140130192801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2816" calcext:value-type="float">
            <text:p>20140130192816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2902" calcext:value-type="float">
            <text:p>2014013019290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2947" calcext:value-type="float">
            <text:p>2014013019294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3032" calcext:value-type="float">
            <text:p>2014013019303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3118" calcext:value-type="float">
            <text:p>2014013019311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3203" calcext:value-type="float">
            <text:p>2014013019320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3248" calcext:value-type="float">
            <text:p>2014013019324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3304" calcext:value-type="float">
            <text:p>2014013019330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3349" calcext:value-type="float">
            <text:p>2014013019334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3434" calcext:value-type="float">
            <text:p>2014013019343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3520" calcext:value-type="float">
            <text:p>2014013019352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3605" calcext:value-type="float">
            <text:p>2014013019360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3650" calcext:value-type="float">
            <text:p>2014013019365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3736" calcext:value-type="float">
            <text:p>2014013019373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3806" calcext:value-type="float">
            <text:p>2014013019380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3836" calcext:value-type="float">
            <text:p>2014013019383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3906" calcext:value-type="float">
            <text:p>2014013019390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3921" calcext:value-type="float">
            <text:p>2014013019392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3952" calcext:value-type="float">
            <text:p>2014013019395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4007" calcext:value-type="float">
            <text:p>2014013019400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4037" calcext:value-type="float">
            <text:p>2014013019403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4122" calcext:value-type="float">
            <text:p>2014013019412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4137" calcext:value-type="float">
            <text:p>2014013019413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4208" calcext:value-type="float">
            <text:p>2014013019420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4223" calcext:value-type="float">
            <text:p>2014013019422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4253" calcext:value-type="float">
            <text:p>2014013019425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4308" calcext:value-type="float">
            <text:p>2014013019430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4338" calcext:value-type="float">
            <text:p>2014013019433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4424" calcext:value-type="float">
            <text:p>2014013019442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4509" calcext:value-type="float">
            <text:p>2014013019450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4524" calcext:value-type="float">
            <text:p>2014013019452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4539" calcext:value-type="float">
            <text:p>2014013019453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4624" calcext:value-type="float">
            <text:p>2014013019462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4810" calcext:value-type="float">
            <text:p>2014013019481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4825" calcext:value-type="float">
            <text:p>2014013019482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4840" calcext:value-type="float">
            <text:p>2014013019484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5227" calcext:value-type="float">
            <text:p>2014013019522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5242" calcext:value-type="float">
            <text:p>2014013019524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5313" calcext:value-type="float">
            <text:p>2014013019531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5328" calcext:value-type="float">
            <text:p>2014013019532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5358" calcext:value-type="float">
            <text:p>2014013019535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5413" calcext:value-type="float">
            <text:p>2014013019541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5443" calcext:value-type="float">
            <text:p>2014013019544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5529" calcext:value-type="float">
            <text:p>2014013019552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5614" calcext:value-type="float">
            <text:p>2014013019561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5629" calcext:value-type="float">
            <text:p>2014013019562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5659" calcext:value-type="float">
            <text:p>2014013019565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5714" calcext:value-type="float">
            <text:p>2014013019571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5745" calcext:value-type="float">
            <text:p>2014013019574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5830" calcext:value-type="float">
            <text:p>2014013019583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5915" calcext:value-type="float">
            <text:p>2014013019591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195930" calcext:value-type="float">
            <text:p>2014013019593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195946" calcext:value-type="float">
            <text:p>2014013019594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0016" calcext:value-type="float">
            <text:p>2014013020001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0101" calcext:value-type="float">
            <text:p>2014013020010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0202" calcext:value-type="float">
            <text:p>2014013020020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0247" calcext:value-type="float">
            <text:p>2014013020024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0332" calcext:value-type="float">
            <text:p>2014013020033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0418" calcext:value-type="float">
            <text:p>2014013020041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0503" calcext:value-type="float">
            <text:p>2014013020050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0548" calcext:value-type="float">
            <text:p>2014013020054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0649" calcext:value-type="float">
            <text:p>2014013020064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0734" calcext:value-type="float">
            <text:p>2014013020073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0819" calcext:value-type="float">
            <text:p>2014013020081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0905" calcext:value-type="float">
            <text:p>2014013020090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0950" calcext:value-type="float">
            <text:p>2014013020095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1020" calcext:value-type="float">
            <text:p>2014013020102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1035" calcext:value-type="float">
            <text:p>2014013020103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1106" calcext:value-type="float">
            <text:p>2014013020110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1121" calcext:value-type="float">
            <text:p>2014013020112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1151" calcext:value-type="float">
            <text:p>2014013020115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1236" calcext:value-type="float">
            <text:p>2014013020123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1322" calcext:value-type="float">
            <text:p>2014013020132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1337" calcext:value-type="float">
            <text:p>2014013020133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1352" calcext:value-type="float">
            <text:p>2014013020135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1422" calcext:value-type="float">
            <text:p>2014013020142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01507" calcext:value-type="float">
            <text:p>2014013020150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01553" calcext:value-type="float">
            <text:p>2014013020155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01608" calcext:value-type="float">
            <text:p>2014013020160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01638" calcext:value-type="float">
            <text:p>2014013020163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01653" calcext:value-type="float">
            <text:p>2014013020165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01723" calcext:value-type="float">
            <text:p>2014013020172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01809" calcext:value-type="float">
            <text:p>2014013020180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01854" calcext:value-type="float">
            <text:p>2014013020185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01909" calcext:value-type="float">
            <text:p>2014013020190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01939" calcext:value-type="float">
            <text:p>2014013020193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01955" calcext:value-type="float">
            <text:p>2014013020195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02025" calcext:value-type="float">
            <text:p>2014013020202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02040" calcext:value-type="float">
            <text:p>2014013020204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02441" calcext:value-type="float">
            <text:p>20140130202441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02527" calcext:value-type="float">
            <text:p>2014013020252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02612" calcext:value-type="float">
            <text:p>2014013020261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02658" calcext:value-type="float">
            <text:p>2014013020265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02743" calcext:value-type="float">
            <text:p>2014013020274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02828" calcext:value-type="float">
            <text:p>2014013020282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02913" calcext:value-type="float">
            <text:p>2014013020291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2959" calcext:value-type="float">
            <text:p>2014013020295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3014" calcext:value-type="float">
            <text:p>2014013020301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3044" calcext:value-type="float">
            <text:p>2014013020304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3059" calcext:value-type="float">
            <text:p>2014013020305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3130" calcext:value-type="float">
            <text:p>2014013020313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3145" calcext:value-type="float">
            <text:p>2014013020314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3215" calcext:value-type="float">
            <text:p>2014013020321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3300" calcext:value-type="float">
            <text:p>2014013020330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3401" calcext:value-type="float">
            <text:p>2014013020340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3446" calcext:value-type="float">
            <text:p>2014013020344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3531" calcext:value-type="float">
            <text:p>2014013020353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3546" calcext:value-type="float">
            <text:p>2014013020354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3632" calcext:value-type="float">
            <text:p>2014013020363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3717" calcext:value-type="float">
            <text:p>2014013020371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4250" calcext:value-type="float">
            <text:p>2014013020425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4405" calcext:value-type="float">
            <text:p>2014013020440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4420" calcext:value-type="float">
            <text:p>2014013020442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4451" calcext:value-type="float">
            <text:p>2014013020445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4506" calcext:value-type="float">
            <text:p>2014013020450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4536" calcext:value-type="float">
            <text:p>2014013020453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4551" calcext:value-type="float">
            <text:p>2014013020455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4621" calcext:value-type="float">
            <text:p>2014013020462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4707" calcext:value-type="float">
            <text:p>2014013020470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4752" calcext:value-type="float">
            <text:p>2014013020475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4807" calcext:value-type="float">
            <text:p>2014013020480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4837" calcext:value-type="float">
            <text:p>2014013020483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4853" calcext:value-type="float">
            <text:p>2014013020485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4923" calcext:value-type="float">
            <text:p>2014013020492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4953" calcext:value-type="float">
            <text:p>2014013020495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5023" calcext:value-type="float">
            <text:p>2014013020502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5038" calcext:value-type="float">
            <text:p>2014013020503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5109" calcext:value-type="float">
            <text:p>2014013020510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5124" calcext:value-type="float">
            <text:p>2014013020512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5154" calcext:value-type="float">
            <text:p>2014013020515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5239" calcext:value-type="float">
            <text:p>2014013020523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5325" calcext:value-type="float">
            <text:p>2014013020532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5340" calcext:value-type="float">
            <text:p>2014013020534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5410" calcext:value-type="float">
            <text:p>2014013020541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5425" calcext:value-type="float">
            <text:p>2014013020542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5455" calcext:value-type="float">
            <text:p>2014013020545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5541" calcext:value-type="float">
            <text:p>2014013020554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5626" calcext:value-type="float">
            <text:p>2014013020562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05641" calcext:value-type="float">
            <text:p>20140130205641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05656" calcext:value-type="float">
            <text:p>20140130205656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05741" calcext:value-type="float">
            <text:p>20140130205741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05827" calcext:value-type="float">
            <text:p>2014013020582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05912" calcext:value-type="float">
            <text:p>2014013020591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05957" calcext:value-type="float">
            <text:p>2014013020595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0043" calcext:value-type="float">
            <text:p>2014013021004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0128" calcext:value-type="float">
            <text:p>2014013021012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0213" calcext:value-type="float">
            <text:p>2014013021021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0259" calcext:value-type="float">
            <text:p>2014013021025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0344" calcext:value-type="float">
            <text:p>2014013021034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0359" calcext:value-type="float">
            <text:p>2014013021035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0429" calcext:value-type="float">
            <text:p>2014013021042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0444" calcext:value-type="float">
            <text:p>2014013021044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0515" calcext:value-type="float">
            <text:p>2014013021051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0530" calcext:value-type="float">
            <text:p>2014013021053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0615" calcext:value-type="float">
            <text:p>2014013021061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0700" calcext:value-type="float">
            <text:p>2014013021070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0746" calcext:value-type="float">
            <text:p>20140130210746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0831" calcext:value-type="float">
            <text:p>20140130210831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0916" calcext:value-type="float">
            <text:p>20140130210916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1032" calcext:value-type="float">
            <text:p>2014013021103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1047" calcext:value-type="float">
            <text:p>2014013021104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1102" calcext:value-type="float">
            <text:p>2014013021110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1534" calcext:value-type="float">
            <text:p>2014013021153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1620" calcext:value-type="float">
            <text:p>2014013021162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1705" calcext:value-type="float">
            <text:p>2014013021170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1750" calcext:value-type="float">
            <text:p>2014013021175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1836" calcext:value-type="float">
            <text:p>20140130211836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1851" calcext:value-type="float">
            <text:p>20140130211851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1921" calcext:value-type="float">
            <text:p>20140130211921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1936" calcext:value-type="float">
            <text:p>20140130211936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2006" calcext:value-type="float">
            <text:p>20140130212006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2052" calcext:value-type="float">
            <text:p>2014013021205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2152" calcext:value-type="float">
            <text:p>2014013021215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2222" calcext:value-type="float">
            <text:p>2014013021222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2237" calcext:value-type="float">
            <text:p>2014013021223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2308" calcext:value-type="float">
            <text:p>2014013021230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2323" calcext:value-type="float">
            <text:p>2014013021232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2353" calcext:value-type="float">
            <text:p>2014013021235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2454" calcext:value-type="float">
            <text:p>2014013021245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2509" calcext:value-type="float">
            <text:p>2014013021250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2539" calcext:value-type="float">
            <text:p>2014013021253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2624" calcext:value-type="float">
            <text:p>2014013021262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2709" calcext:value-type="float">
            <text:p>2014013021270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2724" calcext:value-type="float">
            <text:p>2014013021272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2755" calcext:value-type="float">
            <text:p>2014013021275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2810" calcext:value-type="float">
            <text:p>2014013021281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2840" calcext:value-type="float">
            <text:p>2014013021284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2855" calcext:value-type="float">
            <text:p>2014013021285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2926" calcext:value-type="float">
            <text:p>2014013021292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3011" calcext:value-type="float">
            <text:p>2014013021301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3026" calcext:value-type="float">
            <text:p>2014013021302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3056" calcext:value-type="float">
            <text:p>2014013021305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3111" calcext:value-type="float">
            <text:p>2014013021311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3142" calcext:value-type="float">
            <text:p>2014013021314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3156" calcext:value-type="float">
            <text:p>2014013021315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3257" calcext:value-type="float">
            <text:p>2014013021325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3342" calcext:value-type="float">
            <text:p>2014013021334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3427" calcext:value-type="float">
            <text:p>2014013021342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3513" calcext:value-type="float">
            <text:p>2014013021351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3558" calcext:value-type="float">
            <text:p>2014013021355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3643" calcext:value-type="float">
            <text:p>2014013021364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3729" calcext:value-type="float">
            <text:p>2014013021372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3915" calcext:value-type="float">
            <text:p>2014013021391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4000" calcext:value-type="float">
            <text:p>2014013021400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4045" calcext:value-type="float">
            <text:p>2014013021404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4131" calcext:value-type="float">
            <text:p>2014013021413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4216" calcext:value-type="float">
            <text:p>2014013021421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4301" calcext:value-type="float">
            <text:p>2014013021430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4332" calcext:value-type="float">
            <text:p>2014013021433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4417" calcext:value-type="float">
            <text:p>2014013021441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4502" calcext:value-type="float">
            <text:p>2014013021450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4517" calcext:value-type="float">
            <text:p>2014013021451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4547" calcext:value-type="float">
            <text:p>2014013021454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4603" calcext:value-type="float">
            <text:p>2014013021460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4748" calcext:value-type="float">
            <text:p>2014013021474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4834" calcext:value-type="float">
            <text:p>2014013021483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4919" calcext:value-type="float">
            <text:p>2014013021491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5004" calcext:value-type="float">
            <text:p>2014013021500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5050" calcext:value-type="float">
            <text:p>2014013021505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5135" calcext:value-type="float">
            <text:p>2014013021513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5220" calcext:value-type="float">
            <text:p>2014013021522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15306" calcext:value-type="float">
            <text:p>20140130215306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5321" calcext:value-type="float">
            <text:p>20140130215321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5351" calcext:value-type="float">
            <text:p>20140130215351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5406" calcext:value-type="float">
            <text:p>20140130215406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5436" calcext:value-type="float">
            <text:p>20140130215436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5522" calcext:value-type="float">
            <text:p>2014013021552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5537" calcext:value-type="float">
            <text:p>2014013021553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5607" calcext:value-type="float">
            <text:p>2014013021560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5622" calcext:value-type="float">
            <text:p>2014013021562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5708" calcext:value-type="float">
            <text:p>2014013021570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5753" calcext:value-type="float">
            <text:p>2014013021575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5838" calcext:value-type="float">
            <text:p>2014013021583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15924" calcext:value-type="float">
            <text:p>2014013021592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0009" calcext:value-type="float">
            <text:p>2014013022000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0054" calcext:value-type="float">
            <text:p>2014013022005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0109" calcext:value-type="float">
            <text:p>2014013022010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0139" calcext:value-type="float">
            <text:p>2014013022013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0154" calcext:value-type="float">
            <text:p>2014013022015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0225" calcext:value-type="float">
            <text:p>2014013022022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0240" calcext:value-type="float">
            <text:p>2014013022024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0310" calcext:value-type="float">
            <text:p>2014013022031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0356" calcext:value-type="float">
            <text:p>20140130220356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0441" calcext:value-type="float">
            <text:p>20140130220441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0456" calcext:value-type="float">
            <text:p>20140130220456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0526" calcext:value-type="float">
            <text:p>20140130220526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0541" calcext:value-type="float">
            <text:p>20140130220541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0612" calcext:value-type="float">
            <text:p>2014013022061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0657" calcext:value-type="float">
            <text:p>2014013022065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0742" calcext:value-type="float">
            <text:p>2014013022074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0757" calcext:value-type="float">
            <text:p>2014013022075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0812" calcext:value-type="float">
            <text:p>2014013022081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0858" calcext:value-type="float">
            <text:p>2014013022085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0943" calcext:value-type="float">
            <text:p>2014013022094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1028" calcext:value-type="float">
            <text:p>2014013022102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1516" calcext:value-type="float">
            <text:p>2014013022151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21546" calcext:value-type="float">
            <text:p>2014013022154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21601" calcext:value-type="float">
            <text:p>2014013022160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21631" calcext:value-type="float">
            <text:p>2014013022163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21646" calcext:value-type="float">
            <text:p>2014013022164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21717" calcext:value-type="float">
            <text:p>2014013022171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21802" calcext:value-type="float">
            <text:p>2014013022180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21902" calcext:value-type="float">
            <text:p>2014013022190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21933" calcext:value-type="float">
            <text:p>2014013022193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21948" calcext:value-type="float">
            <text:p>2014013022194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22018" calcext:value-type="float">
            <text:p>2014013022201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22103" calcext:value-type="float">
            <text:p>2014013022210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22148" calcext:value-type="float">
            <text:p>2014013022214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22203" calcext:value-type="float">
            <text:p>2014013022220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22219" calcext:value-type="float">
            <text:p>2014013022221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22304" calcext:value-type="float">
            <text:p>2014013022230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22349" calcext:value-type="float">
            <text:p>2014013022234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22435" calcext:value-type="float">
            <text:p>2014013022243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22520" calcext:value-type="float">
            <text:p>2014013022252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22605" calcext:value-type="float">
            <text:p>2014013022260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22651" calcext:value-type="float">
            <text:p>2014013022265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22736" calcext:value-type="float">
            <text:p>2014013022273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22821" calcext:value-type="float">
            <text:p>2014013022282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22907" calcext:value-type="float">
            <text:p>2014013022290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23007" calcext:value-type="float">
            <text:p>2014013022300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23053" calcext:value-type="float">
            <text:p>2014013022305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23138" calcext:value-type="float">
            <text:p>2014013022313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23223" calcext:value-type="float">
            <text:p>2014013022322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23309" calcext:value-type="float">
            <text:p>2014013022330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23354" calcext:value-type="float">
            <text:p>2014013022335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23424" calcext:value-type="float">
            <text:p>2014013022342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23439" calcext:value-type="float">
            <text:p>2014013022343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23555" calcext:value-type="float">
            <text:p>2014013022355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23625" calcext:value-type="float">
            <text:p>2014013022362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23655" calcext:value-type="float">
            <text:p>2014013022365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3740" calcext:value-type="float">
            <text:p>2014013022374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3826" calcext:value-type="float">
            <text:p>20140130223826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3841" calcext:value-type="float">
            <text:p>20140130223841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3911" calcext:value-type="float">
            <text:p>20140130223911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3926" calcext:value-type="float">
            <text:p>20140130223926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3956" calcext:value-type="float">
            <text:p>20140130223956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4012" calcext:value-type="float">
            <text:p>2014013022401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4042" calcext:value-type="float">
            <text:p>2014013022404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4127" calcext:value-type="float">
            <text:p>2014013022412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4142" calcext:value-type="float">
            <text:p>2014013022414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4212" calcext:value-type="float">
            <text:p>2014013022421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4228" calcext:value-type="float">
            <text:p>2014013022422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4258" calcext:value-type="float">
            <text:p>2014013022425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4313" calcext:value-type="float">
            <text:p>2014013022431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4845" calcext:value-type="float">
            <text:p>2014013022484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4931" calcext:value-type="float">
            <text:p>20140130224931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5016" calcext:value-type="float">
            <text:p>20140130225016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5031" calcext:value-type="float">
            <text:p>20140130225031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5102" calcext:value-type="float">
            <text:p>2014013022510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5117" calcext:value-type="float">
            <text:p>2014013022511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5147" calcext:value-type="float">
            <text:p>2014013022514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5232" calcext:value-type="float">
            <text:p>2014013022523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5247" calcext:value-type="float">
            <text:p>2014013022524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5317" calcext:value-type="float">
            <text:p>2014013022531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5332" calcext:value-type="float">
            <text:p>2014013022533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5403" calcext:value-type="float">
            <text:p>2014013022540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5418" calcext:value-type="float">
            <text:p>2014013022541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5448" calcext:value-type="float">
            <text:p>2014013022544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5534" calcext:value-type="float">
            <text:p>2014013022553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5619" calcext:value-type="float">
            <text:p>2014013022561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5634" calcext:value-type="float">
            <text:p>2014013022563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5704" calcext:value-type="float">
            <text:p>2014013022570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5719" calcext:value-type="float">
            <text:p>2014013022571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5820" calcext:value-type="float">
            <text:p>2014013022582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5905" calcext:value-type="float">
            <text:p>2014013022590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25950" calcext:value-type="float">
            <text:p>2014013022595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0036" calcext:value-type="float">
            <text:p>20140130230036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0121" calcext:value-type="float">
            <text:p>20140130230121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0437" calcext:value-type="float">
            <text:p>2014013023043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0523" calcext:value-type="float">
            <text:p>2014013023052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0608" calcext:value-type="float">
            <text:p>2014013023060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0638" calcext:value-type="float">
            <text:p>2014013023063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0724" calcext:value-type="float">
            <text:p>2014013023072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0739" calcext:value-type="float">
            <text:p>2014013023073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0809" calcext:value-type="float">
            <text:p>2014013023080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0824" calcext:value-type="float">
            <text:p>2014013023082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0854" calcext:value-type="float">
            <text:p>2014013023085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0940" calcext:value-type="float">
            <text:p>2014013023094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1025" calcext:value-type="float">
            <text:p>2014013023102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1040" calcext:value-type="float">
            <text:p>2014013023104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1110" calcext:value-type="float">
            <text:p>2014013023111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1126" calcext:value-type="float">
            <text:p>2014013023112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1211" calcext:value-type="float">
            <text:p>2014013023121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1256" calcext:value-type="float">
            <text:p>2014013023125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1311" calcext:value-type="float">
            <text:p>2014013023131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1342" calcext:value-type="float">
            <text:p>2014013023134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1357" calcext:value-type="float">
            <text:p>2014013023135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1427" calcext:value-type="float">
            <text:p>2014013023142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1512" calcext:value-type="float">
            <text:p>2014013023151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1613" calcext:value-type="float">
            <text:p>2014013023161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1643" calcext:value-type="float">
            <text:p>2014013023164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1658" calcext:value-type="float">
            <text:p>2014013023165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1728" calcext:value-type="float">
            <text:p>2014013023172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1814" calcext:value-type="float">
            <text:p>2014013023181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1844" calcext:value-type="float">
            <text:p>2014013023184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2100" calcext:value-type="float">
            <text:p>2014013023210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2145" calcext:value-type="float">
            <text:p>2014013023214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2230" calcext:value-type="float">
            <text:p>2014013023223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2316" calcext:value-type="float">
            <text:p>2014013023231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2401" calcext:value-type="float">
            <text:p>2014013023240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2446" calcext:value-type="float">
            <text:p>2014013023244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2532" calcext:value-type="float">
            <text:p>2014013023253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2617" calcext:value-type="float">
            <text:p>2014013023261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2702" calcext:value-type="float">
            <text:p>2014013023270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2717" calcext:value-type="float">
            <text:p>2014013023271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2748" calcext:value-type="float">
            <text:p>2014013023274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2803" calcext:value-type="float">
            <text:p>2014013023280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2833" calcext:value-type="float">
            <text:p>2014013023283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2918" calcext:value-type="float">
            <text:p>2014013023291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3004" calcext:value-type="float">
            <text:p>2014013023300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3019" calcext:value-type="float">
            <text:p>2014013023301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3049" calcext:value-type="float">
            <text:p>2014013023304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3134" calcext:value-type="float">
            <text:p>2014013023313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3149" calcext:value-type="float">
            <text:p>2014013023314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3219" calcext:value-type="float">
            <text:p>2014013023321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3250" calcext:value-type="float">
            <text:p>2014013023325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3335" calcext:value-type="float">
            <text:p>2014013023333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3938" calcext:value-type="float">
            <text:p>2014013023393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4023" calcext:value-type="float">
            <text:p>2014013023402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4108" calcext:value-type="float">
            <text:p>2014013023410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4124" calcext:value-type="float">
            <text:p>2014013023412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4154" calcext:value-type="float">
            <text:p>2014013023415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4209" calcext:value-type="float">
            <text:p>2014013023420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4239" calcext:value-type="float">
            <text:p>2014013023423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4324" calcext:value-type="float">
            <text:p>2014013023432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4410" calcext:value-type="float">
            <text:p>2014013023441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4425" calcext:value-type="float">
            <text:p>2014013023442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4455" calcext:value-type="float">
            <text:p>2014013023445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4510" calcext:value-type="float">
            <text:p>2014013023451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4540" calcext:value-type="float">
            <text:p>2014013023454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4556" calcext:value-type="float">
            <text:p>20140130234556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4626" calcext:value-type="float">
            <text:p>20140130234626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4711" calcext:value-type="float">
            <text:p>20140130234711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4741" calcext:value-type="float">
            <text:p>20140130234741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4812" calcext:value-type="float">
            <text:p>2014013023481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4857" calcext:value-type="float">
            <text:p>2014013023485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4942" calcext:value-type="float">
            <text:p>2014013023494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4957" calcext:value-type="float">
            <text:p>2014013023495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5028" calcext:value-type="float">
            <text:p>2014013023502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5043" calcext:value-type="float">
            <text:p>2014013023504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5113" calcext:value-type="float">
            <text:p>2014013023511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5128" calcext:value-type="float">
            <text:p>2014013023512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5159" calcext:value-type="float">
            <text:p>2014013023515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5244" calcext:value-type="float">
            <text:p>2014013023524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0235329" calcext:value-type="float">
            <text:p>2014013023532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5344" calcext:value-type="float">
            <text:p>2014013023534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5414" calcext:value-type="float">
            <text:p>2014013023541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5429" calcext:value-type="float">
            <text:p>2014013023542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5530" calcext:value-type="float">
            <text:p>2014013023553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5615" calcext:value-type="float">
            <text:p>2014013023561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5701" calcext:value-type="float">
            <text:p>2014013023570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5746" calcext:value-type="float">
            <text:p>2014013023574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5831" calcext:value-type="float">
            <text:p>2014013023583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5917" calcext:value-type="float">
            <text:p>2014013023591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0235947" calcext:value-type="float">
            <text:p>2014013023594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0002" calcext:value-type="float">
            <text:p>2014013100000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0032" calcext:value-type="float">
            <text:p>2014013100003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0118" calcext:value-type="float">
            <text:p>2014013100011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0148" calcext:value-type="float">
            <text:p>2014013100014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0218" calcext:value-type="float">
            <text:p>2014013100021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0233" calcext:value-type="float">
            <text:p>2014013100023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0303" calcext:value-type="float">
            <text:p>2014013100030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0349" calcext:value-type="float">
            <text:p>2014013100034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0404" calcext:value-type="float">
            <text:p>2014013100040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0434" calcext:value-type="float">
            <text:p>2014013100043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0449" calcext:value-type="float">
            <text:p>2014013100044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0519" calcext:value-type="float">
            <text:p>2014013100051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0534" calcext:value-type="float">
            <text:p>2014013100053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0605" calcext:value-type="float">
            <text:p>2014013100060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0650" calcext:value-type="float">
            <text:p>2014013100065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0735" calcext:value-type="float">
            <text:p>2014013100073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0750" calcext:value-type="float">
            <text:p>2014013100075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0836" calcext:value-type="float">
            <text:p>2014013100083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1152" calcext:value-type="float">
            <text:p>2014013100115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1237" calcext:value-type="float">
            <text:p>2014013100123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1323" calcext:value-type="float">
            <text:p>2014013100132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1408" calcext:value-type="float">
            <text:p>2014013100140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1453" calcext:value-type="float">
            <text:p>2014013100145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1539" calcext:value-type="float">
            <text:p>2014013100153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1554" calcext:value-type="float">
            <text:p>2014013100155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1624" calcext:value-type="float">
            <text:p>2014013100162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1639" calcext:value-type="float">
            <text:p>2014013100163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1709" calcext:value-type="float">
            <text:p>2014013100170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1755" calcext:value-type="float">
            <text:p>2014013100175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1840" calcext:value-type="float">
            <text:p>2014013100184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1855" calcext:value-type="float">
            <text:p>2014013100185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1925" calcext:value-type="float">
            <text:p>2014013100192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1941" calcext:value-type="float">
            <text:p>20140131001941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2011" calcext:value-type="float">
            <text:p>20140131002011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2111" calcext:value-type="float">
            <text:p>20140131002111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2157" calcext:value-type="float">
            <text:p>2014013100215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2242" calcext:value-type="float">
            <text:p>2014013100224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2327" calcext:value-type="float">
            <text:p>2014013100232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2413" calcext:value-type="float">
            <text:p>2014013100241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2428" calcext:value-type="float">
            <text:p>2014013100242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2458" calcext:value-type="float">
            <text:p>2014013100245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2513" calcext:value-type="float">
            <text:p>2014013100251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2543" calcext:value-type="float">
            <text:p>2014013100254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2629" calcext:value-type="float">
            <text:p>2014013100262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2729" calcext:value-type="float">
            <text:p>2014013100272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2759" calcext:value-type="float">
            <text:p>2014013100275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2814" calcext:value-type="float">
            <text:p>2014013100281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2845" calcext:value-type="float">
            <text:p>2014013100284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2900" calcext:value-type="float">
            <text:p>2014013100290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2930" calcext:value-type="float">
            <text:p>2014013100293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3000" calcext:value-type="float">
            <text:p>2014013100300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3046" calcext:value-type="float">
            <text:p>20140131003046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3131" calcext:value-type="float">
            <text:p>20140131003131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3216" calcext:value-type="float">
            <text:p>20140131003216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3302" calcext:value-type="float">
            <text:p>2014013100330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3332" calcext:value-type="float">
            <text:p>2014013100333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3347" calcext:value-type="float">
            <text:p>2014013100334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3417" calcext:value-type="float">
            <text:p>2014013100341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3433" calcext:value-type="float">
            <text:p>2014013100343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3503" calcext:value-type="float">
            <text:p>2014013100350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3548" calcext:value-type="float">
            <text:p>2014013100354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3603" calcext:value-type="float">
            <text:p>2014013100360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3633" calcext:value-type="float">
            <text:p>2014013100363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3649" calcext:value-type="float">
            <text:p>2014013100364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3734" calcext:value-type="float">
            <text:p>2014013100373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3819" calcext:value-type="float">
            <text:p>2014013100381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3834" calcext:value-type="float">
            <text:p>2014013100383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3905" calcext:value-type="float">
            <text:p>2014013100390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3920" calcext:value-type="float">
            <text:p>2014013100392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3950" calcext:value-type="float">
            <text:p>2014013100395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4035" calcext:value-type="float">
            <text:p>2014013100403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4121" calcext:value-type="float">
            <text:p>20140131004121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4136" calcext:value-type="float">
            <text:p>20140131004136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4206" calcext:value-type="float">
            <text:p>20140131004206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04221" calcext:value-type="float">
            <text:p>2014013100422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4251" calcext:value-type="float">
            <text:p>2014013100425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4306" calcext:value-type="float">
            <text:p>2014013100430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4337" calcext:value-type="float">
            <text:p>2014013100433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4407" calcext:value-type="float">
            <text:p>2014013100440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4452" calcext:value-type="float">
            <text:p>2014013100445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4537" calcext:value-type="float">
            <text:p>2014013100453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4623" calcext:value-type="float">
            <text:p>2014013100462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4708" calcext:value-type="float">
            <text:p>2014013100470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4753" calcext:value-type="float">
            <text:p>2014013100475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4839" calcext:value-type="float">
            <text:p>2014013100483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4924" calcext:value-type="float">
            <text:p>2014013100492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5009" calcext:value-type="float">
            <text:p>2014013100500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5055" calcext:value-type="float">
            <text:p>2014013100505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5140" calcext:value-type="float">
            <text:p>2014013100514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5225" calcext:value-type="float">
            <text:p>2014013100522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5241" calcext:value-type="float">
            <text:p>2014013100524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5326" calcext:value-type="float">
            <text:p>2014013100532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5411" calcext:value-type="float">
            <text:p>2014013100541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5457" calcext:value-type="float">
            <text:p>2014013100545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5542" calcext:value-type="float">
            <text:p>2014013100554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5627" calcext:value-type="float">
            <text:p>2014013100562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5657" calcext:value-type="float">
            <text:p>2014013100565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5713" calcext:value-type="float">
            <text:p>2014013100571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5758" calcext:value-type="float">
            <text:p>2014013100575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5828" calcext:value-type="float">
            <text:p>2014013100582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5858" calcext:value-type="float">
            <text:p>2014013100585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5929" calcext:value-type="float">
            <text:p>2014013100592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05944" calcext:value-type="float">
            <text:p>2014013100594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0014" calcext:value-type="float">
            <text:p>2014013101001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0059" calcext:value-type="float">
            <text:p>2014013101005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0114" calcext:value-type="float">
            <text:p>2014013101011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0145" calcext:value-type="float">
            <text:p>2014013101014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0200" calcext:value-type="float">
            <text:p>2014013101020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0230" calcext:value-type="float">
            <text:p>2014013101023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0245" calcext:value-type="float">
            <text:p>2014013101024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0316" calcext:value-type="float">
            <text:p>2014013101031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0401" calcext:value-type="float">
            <text:p>2014013101040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0446" calcext:value-type="float">
            <text:p>2014013101044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0501" calcext:value-type="float">
            <text:p>20140131010501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0547" calcext:value-type="float">
            <text:p>2014013101054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0632" calcext:value-type="float">
            <text:p>2014013101063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0647" calcext:value-type="float">
            <text:p>2014013101064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0717" calcext:value-type="float">
            <text:p>2014013101071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0733" calcext:value-type="float">
            <text:p>2014013101073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0803" calcext:value-type="float">
            <text:p>2014013101080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0818" calcext:value-type="float">
            <text:p>2014013101081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0848" calcext:value-type="float">
            <text:p>2014013101084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0933" calcext:value-type="float">
            <text:p>2014013101093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1019" calcext:value-type="float">
            <text:p>2014013101101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1034" calcext:value-type="float">
            <text:p>2014013101103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1104" calcext:value-type="float">
            <text:p>2014013101110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1119" calcext:value-type="float">
            <text:p>2014013101111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1205" calcext:value-type="float">
            <text:p>2014013101120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1250" calcext:value-type="float">
            <text:p>2014013101125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1305" calcext:value-type="float">
            <text:p>2014013101130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1335" calcext:value-type="float">
            <text:p>2014013101133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1350" calcext:value-type="float">
            <text:p>2014013101135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1421" calcext:value-type="float">
            <text:p>20140131011421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1506" calcext:value-type="float">
            <text:p>20140131011506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1551" calcext:value-type="float">
            <text:p>20140131011551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1606" calcext:value-type="float">
            <text:p>20140131011606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1637" calcext:value-type="float">
            <text:p>2014013101163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1652" calcext:value-type="float">
            <text:p>2014013101165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1722" calcext:value-type="float">
            <text:p>2014013101172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1808" calcext:value-type="float">
            <text:p>2014013101180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1853" calcext:value-type="float">
            <text:p>2014013101185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1908" calcext:value-type="float">
            <text:p>2014013101190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1938" calcext:value-type="float">
            <text:p>2014013101193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1953" calcext:value-type="float">
            <text:p>2014013101195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2054" calcext:value-type="float">
            <text:p>2014013101205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2139" calcext:value-type="float">
            <text:p>2014013101213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2224" calcext:value-type="float">
            <text:p>2014013101222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2355" calcext:value-type="float">
            <text:p>2014013101235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2440" calcext:value-type="float">
            <text:p>2014013101244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2712" calcext:value-type="float">
            <text:p>2014013101271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2757" calcext:value-type="float">
            <text:p>2014013101275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2842" calcext:value-type="float">
            <text:p>2014013101284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2927" calcext:value-type="float">
            <text:p>2014013101292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3043" calcext:value-type="float">
            <text:p>2014013101304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3058" calcext:value-type="float">
            <text:p>2014013101305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3128" calcext:value-type="float">
            <text:p>2014013101312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3144" calcext:value-type="float">
            <text:p>2014013101314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3214" calcext:value-type="float">
            <text:p>2014013101321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3259" calcext:value-type="float">
            <text:p>2014013101325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3314" calcext:value-type="float">
            <text:p>2014013101331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3344" calcext:value-type="float">
            <text:p>2014013101334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3400" calcext:value-type="float">
            <text:p>2014013101340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3445" calcext:value-type="float">
            <text:p>2014013101344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3530" calcext:value-type="float">
            <text:p>2014013101353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3545" calcext:value-type="float">
            <text:p>2014013101354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3615" calcext:value-type="float">
            <text:p>2014013101361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3631" calcext:value-type="float">
            <text:p>2014013101363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3701" calcext:value-type="float">
            <text:p>2014013101370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3746" calcext:value-type="float">
            <text:p>2014013101374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3831" calcext:value-type="float">
            <text:p>2014013101383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3847" calcext:value-type="float">
            <text:p>2014013101384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3932" calcext:value-type="float">
            <text:p>2014013101393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4017" calcext:value-type="float">
            <text:p>2014013101401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4102" calcext:value-type="float">
            <text:p>2014013101410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4118" calcext:value-type="float">
            <text:p>2014013101411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4148" calcext:value-type="float">
            <text:p>2014013101414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4203" calcext:value-type="float">
            <text:p>2014013101420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4233" calcext:value-type="float">
            <text:p>2014013101423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4319" calcext:value-type="float">
            <text:p>2014013101431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4419" calcext:value-type="float">
            <text:p>2014013101441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4505" calcext:value-type="float">
            <text:p>2014013101450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4550" calcext:value-type="float">
            <text:p>2014013101455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4635" calcext:value-type="float">
            <text:p>2014013101463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4721" calcext:value-type="float">
            <text:p>2014013101472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4806" calcext:value-type="float">
            <text:p>2014013101480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4851" calcext:value-type="float">
            <text:p>2014013101485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4937" calcext:value-type="float">
            <text:p>2014013101493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4952" calcext:value-type="float">
            <text:p>2014013101495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5022" calcext:value-type="float">
            <text:p>2014013101502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5037" calcext:value-type="float">
            <text:p>2014013101503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5107" calcext:value-type="float">
            <text:p>2014013101510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5122" calcext:value-type="float">
            <text:p>2014013101512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5153" calcext:value-type="float">
            <text:p>2014013101515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5238" calcext:value-type="float">
            <text:p>2014013101523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15323" calcext:value-type="float">
            <text:p>2014013101532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5339" calcext:value-type="float">
            <text:p>2014013101533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5409" calcext:value-type="float">
            <text:p>2014013101540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5424" calcext:value-type="float">
            <text:p>2014013101542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5454" calcext:value-type="float">
            <text:p>2014013101545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5540" calcext:value-type="float">
            <text:p>2014013101554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5610" calcext:value-type="float">
            <text:p>2014013101561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15655" calcext:value-type="float">
            <text:p>2014013101565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20258" calcext:value-type="float">
            <text:p>2014013102025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20343" calcext:value-type="float">
            <text:p>2014013102034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20358" calcext:value-type="float">
            <text:p>2014013102035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20428" calcext:value-type="float">
            <text:p>2014013102042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20444" calcext:value-type="float">
            <text:p>2014013102044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20514" calcext:value-type="float">
            <text:p>2014013102051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20529" calcext:value-type="float">
            <text:p>2014013102052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20559" calcext:value-type="float">
            <text:p>2014013102055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20644" calcext:value-type="float">
            <text:p>2014013102064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20730" calcext:value-type="float">
            <text:p>2014013102073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20745" calcext:value-type="float">
            <text:p>2014013102074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20815" calcext:value-type="float">
            <text:p>2014013102081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20830" calcext:value-type="float">
            <text:p>2014013102083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20900" calcext:value-type="float">
            <text:p>2014013102090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20946" calcext:value-type="float">
            <text:p>20140131020946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21016" calcext:value-type="float">
            <text:p>20140131021016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21046" calcext:value-type="float">
            <text:p>20140131021046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21101" calcext:value-type="float">
            <text:p>20140131021101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21132" calcext:value-type="float">
            <text:p>2014013102113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21232" calcext:value-type="float">
            <text:p>20140131021232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21317" calcext:value-type="float">
            <text:p>20140131021317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21403" calcext:value-type="float">
            <text:p>20140131021403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1448" calcext:value-type="float">
            <text:p>2014013102144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21719" calcext:value-type="float">
            <text:p>2014013102171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21804" calcext:value-type="float">
            <text:p>2014013102180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21850" calcext:value-type="float">
            <text:p>2014013102185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21935" calcext:value-type="float">
            <text:p>2014013102193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2020" calcext:value-type="float">
            <text:p>2014013102202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2106" calcext:value-type="float">
            <text:p>2014013102210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2136" calcext:value-type="float">
            <text:p>2014013102213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2151" calcext:value-type="float">
            <text:p>2014013102215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2221" calcext:value-type="float">
            <text:p>2014013102222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2236" calcext:value-type="float">
            <text:p>2014013102223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2307" calcext:value-type="float">
            <text:p>2014013102230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2322" calcext:value-type="float">
            <text:p>2014013102232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2352" calcext:value-type="float">
            <text:p>2014013102235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2422" calcext:value-type="float">
            <text:p>2014013102242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2452" calcext:value-type="float">
            <text:p>2014013102245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2507" calcext:value-type="float">
            <text:p>2014013102250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2538" calcext:value-type="float">
            <text:p>2014013102253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2623" calcext:value-type="float">
            <text:p>2014013102262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2708" calcext:value-type="float">
            <text:p>2014013102270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2723" calcext:value-type="float">
            <text:p>2014013102272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2754" calcext:value-type="float">
            <text:p>2014013102275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2809" calcext:value-type="float">
            <text:p>2014013102280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2839" calcext:value-type="float">
            <text:p>2014013102283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2854" calcext:value-type="float">
            <text:p>2014013102285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2924" calcext:value-type="float">
            <text:p>2014013102292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3010" calcext:value-type="float">
            <text:p>2014013102301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3025" calcext:value-type="float">
            <text:p>2014013102302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3055" calcext:value-type="float">
            <text:p>2014013102305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3110" calcext:value-type="float">
            <text:p>2014013102311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3512" calcext:value-type="float">
            <text:p>2014013102351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3557" calcext:value-type="float">
            <text:p>2014013102355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3642" calcext:value-type="float">
            <text:p>2014013102364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3728" calcext:value-type="float">
            <text:p>2014013102372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3813" calcext:value-type="float">
            <text:p>2014013102381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3828" calcext:value-type="float">
            <text:p>2014013102382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3858" calcext:value-type="float">
            <text:p>2014013102385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3913" calcext:value-type="float">
            <text:p>2014013102391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3944" calcext:value-type="float">
            <text:p>2014013102394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4029" calcext:value-type="float">
            <text:p>2014013102402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24114" calcext:value-type="float">
            <text:p>20140131024114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4129" calcext:value-type="float">
            <text:p>2014013102412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24200" calcext:value-type="float">
            <text:p>20140131024200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4215" calcext:value-type="float">
            <text:p>2014013102421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24245" calcext:value-type="float">
            <text:p>2014013102424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24300" calcext:value-type="float">
            <text:p>2014013102430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24330" calcext:value-type="float">
            <text:p>2014013102433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24431" calcext:value-type="float">
            <text:p>20140131024431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4516" calcext:value-type="float">
            <text:p>20140131024516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4702" calcext:value-type="float">
            <text:p>20140131024702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4747" calcext:value-type="float">
            <text:p>20140131024747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4833" calcext:value-type="float">
            <text:p>20140131024833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25234" calcext:value-type="float">
            <text:p>20140131025234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5320" calcext:value-type="float">
            <text:p>20140131025320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5350" calcext:value-type="float">
            <text:p>20140131025350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5405" calcext:value-type="float">
            <text:p>20140131025405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5435" calcext:value-type="float">
            <text:p>20140131025435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5536" calcext:value-type="float">
            <text:p>20140131025536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5606" calcext:value-type="float">
            <text:p>20140131025606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5621" calcext:value-type="float">
            <text:p>20140131025621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5651" calcext:value-type="float">
            <text:p>20140131025651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5706" calcext:value-type="float">
            <text:p>20140131025706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5736" calcext:value-type="float">
            <text:p>20140131025736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5822" calcext:value-type="float">
            <text:p>20140131025822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5907" calcext:value-type="float">
            <text:p>20140131025907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25922" calcext:value-type="float">
            <text:p>20140131025922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0007" calcext:value-type="float">
            <text:p>20140131030007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0053" calcext:value-type="float">
            <text:p>20140131030053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0108" calcext:value-type="float">
            <text:p>20140131030108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0138" calcext:value-type="float">
            <text:p>2014013103013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30153" calcext:value-type="float">
            <text:p>20140131030153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0224" calcext:value-type="float">
            <text:p>2014013103022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30239" calcext:value-type="float">
            <text:p>20140131030239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0309" calcext:value-type="float">
            <text:p>20140131030309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0354" calcext:value-type="float">
            <text:p>20140131030354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30440" calcext:value-type="float">
            <text:p>20140131030440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0455" calcext:value-type="float">
            <text:p>2014013103045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30525" calcext:value-type="float">
            <text:p>2014013103052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30540" calcext:value-type="float">
            <text:p>2014013103054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30610" calcext:value-type="float">
            <text:p>2014013103061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0640" calcext:value-type="float">
            <text:p>2014013103064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0656" calcext:value-type="float">
            <text:p>2014013103065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0726" calcext:value-type="float">
            <text:p>2014013103072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0811" calcext:value-type="float">
            <text:p>2014013103081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0856" calcext:value-type="float">
            <text:p>2014013103085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0942" calcext:value-type="float">
            <text:p>2014013103094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1027" calcext:value-type="float">
            <text:p>2014013103102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1112" calcext:value-type="float">
            <text:p>2014013103111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1158" calcext:value-type="float">
            <text:p>2014013103115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1243" calcext:value-type="float">
            <text:p>2014013103124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1344" calcext:value-type="float">
            <text:p>2014013103134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1414" calcext:value-type="float">
            <text:p>2014013103141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1514" calcext:value-type="float">
            <text:p>2014013103151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1544" calcext:value-type="float">
            <text:p>2014013103154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1559" calcext:value-type="float">
            <text:p>2014013103155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1630" calcext:value-type="float">
            <text:p>2014013103163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1645" calcext:value-type="float">
            <text:p>2014013103164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1730" calcext:value-type="float">
            <text:p>2014013103173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1815" calcext:value-type="float">
            <text:p>2014013103181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1901" calcext:value-type="float">
            <text:p>2014013103190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1946" calcext:value-type="float">
            <text:p>2014013103194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2649" calcext:value-type="float">
            <text:p>20140131032649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32735" calcext:value-type="float">
            <text:p>2014013103273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32750" calcext:value-type="float">
            <text:p>2014013103275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32820" calcext:value-type="float">
            <text:p>20140131032820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2905" calcext:value-type="float">
            <text:p>20140131032905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2950" calcext:value-type="float">
            <text:p>20140131032950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3006" calcext:value-type="float">
            <text:p>20140131033006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3036" calcext:value-type="float">
            <text:p>20140131033036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3051" calcext:value-type="float">
            <text:p>20140131033051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3121" calcext:value-type="float">
            <text:p>20140131033121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3206" calcext:value-type="float">
            <text:p>20140131033206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3252" calcext:value-type="float">
            <text:p>20140131033252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3307" calcext:value-type="float">
            <text:p>20140131033307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3337" calcext:value-type="float">
            <text:p>20140131033337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3352" calcext:value-type="float">
            <text:p>20140131033352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3422" calcext:value-type="float">
            <text:p>20140131033422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3437" calcext:value-type="float">
            <text:p>20140131033437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3523" calcext:value-type="float">
            <text:p>20140131033523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3538" calcext:value-type="float">
            <text:p>20140131033538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3608" calcext:value-type="float">
            <text:p>20140131033608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3623" calcext:value-type="float">
            <text:p>20140131033623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3653" calcext:value-type="float">
            <text:p>20140131033653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3739" calcext:value-type="float">
            <text:p>20140131033739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3824" calcext:value-type="float">
            <text:p>20140131033824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3839" calcext:value-type="float">
            <text:p>20140131033839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3909" calcext:value-type="float">
            <text:p>20140131033909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3924" calcext:value-type="float">
            <text:p>20140131033924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3955" calcext:value-type="float">
            <text:p>20140131033955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4025" calcext:value-type="float">
            <text:p>20140131034025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4040" calcext:value-type="float">
            <text:p>20140131034040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4125" calcext:value-type="float">
            <text:p>20140131034125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4140" calcext:value-type="float">
            <text:p>20140131034140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4155" calcext:value-type="float">
            <text:p>20140131034155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4241" calcext:value-type="float">
            <text:p>20140131034241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4326" calcext:value-type="float">
            <text:p>20140131034326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4411" calcext:value-type="float">
            <text:p>20140131034411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4457" calcext:value-type="float">
            <text:p>20140131034457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4542" calcext:value-type="float">
            <text:p>20140131034542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4627" calcext:value-type="float">
            <text:p>20140131034627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4713" calcext:value-type="float">
            <text:p>20140131034713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4758" calcext:value-type="float">
            <text:p>20140131034758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4843" calcext:value-type="float">
            <text:p>20140131034843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4944" calcext:value-type="float">
            <text:p>20140131034944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5029" calcext:value-type="float">
            <text:p>2014013103502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5114" calcext:value-type="float">
            <text:p>2014013103511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5200" calcext:value-type="float">
            <text:p>2014013103520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5245" calcext:value-type="float">
            <text:p>2014013103524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5330" calcext:value-type="float">
            <text:p>2014013103533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5416" calcext:value-type="float">
            <text:p>2014013103541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5446" calcext:value-type="float">
            <text:p>2014013103544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5531" calcext:value-type="float">
            <text:p>2014013103553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5546" calcext:value-type="float">
            <text:p>2014013103554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5601" calcext:value-type="float">
            <text:p>2014013103560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5903" calcext:value-type="float">
            <text:p>2014013103590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35948" calcext:value-type="float">
            <text:p>2014013103594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0033" calcext:value-type="float">
            <text:p>2014013104003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0118" calcext:value-type="float">
            <text:p>2014013104011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0204" calcext:value-type="float">
            <text:p>2014013104020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0249" calcext:value-type="float">
            <text:p>2014013104024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0334" calcext:value-type="float">
            <text:p>2014013104033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0350" calcext:value-type="float">
            <text:p>2014013104035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0420" calcext:value-type="float">
            <text:p>2014013104042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0435" calcext:value-type="float">
            <text:p>2014013104043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0505" calcext:value-type="float">
            <text:p>2014013104050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0550" calcext:value-type="float">
            <text:p>2014013104055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0636" calcext:value-type="float">
            <text:p>2014013104063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0651" calcext:value-type="float">
            <text:p>2014013104065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0721" calcext:value-type="float">
            <text:p>2014013104072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0736" calcext:value-type="float">
            <text:p>20140131040736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40822" calcext:value-type="float">
            <text:p>20140131040822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40907" calcext:value-type="float">
            <text:p>20140131040907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40952" calcext:value-type="float">
            <text:p>20140131040952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41007" calcext:value-type="float">
            <text:p>2014013104100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1123" calcext:value-type="float">
            <text:p>20140131041123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41208" calcext:value-type="float">
            <text:p>2014013104120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1223" calcext:value-type="float">
            <text:p>20140131041223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1253" calcext:value-type="float">
            <text:p>20140131041253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41308" calcext:value-type="float">
            <text:p>20140131041308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1339" calcext:value-type="float">
            <text:p>20140131041339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1354" calcext:value-type="float">
            <text:p>20140131041354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1424" calcext:value-type="float">
            <text:p>20140131041424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41509" calcext:value-type="float">
            <text:p>20140131041509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41555" calcext:value-type="float">
            <text:p>20140131041555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1610" calcext:value-type="float">
            <text:p>20140131041610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1640" calcext:value-type="float">
            <text:p>20140131041640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1655" calcext:value-type="float">
            <text:p>20140131041655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1755" calcext:value-type="float">
            <text:p>20140131041755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1841" calcext:value-type="float">
            <text:p>20140131041841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1926" calcext:value-type="float">
            <text:p>20140131041926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2011" calcext:value-type="float">
            <text:p>20140131042011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2057" calcext:value-type="float">
            <text:p>20140131042057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2142" calcext:value-type="float">
            <text:p>20140131042142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2413" calcext:value-type="float">
            <text:p>20140131042413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2459" calcext:value-type="float">
            <text:p>20140131042459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2544" calcext:value-type="float">
            <text:p>20140131042544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2629" calcext:value-type="float">
            <text:p>20140131042629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2659" calcext:value-type="float">
            <text:p>20140131042659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2715" calcext:value-type="float">
            <text:p>20140131042715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2745" calcext:value-type="float">
            <text:p>20140131042745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2800" calcext:value-type="float">
            <text:p>20140131042800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2830" calcext:value-type="float">
            <text:p>20140131042830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2915" calcext:value-type="float">
            <text:p>20140131042915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3001" calcext:value-type="float">
            <text:p>20140131043001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3016" calcext:value-type="float">
            <text:p>20140131043016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3046" calcext:value-type="float">
            <text:p>20140131043046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3101" calcext:value-type="float">
            <text:p>20140131043101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3247" calcext:value-type="float">
            <text:p>20140131043247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3332" calcext:value-type="float">
            <text:p>20140131043332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3417" calcext:value-type="float">
            <text:p>20140131043417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3503" calcext:value-type="float">
            <text:p>20140131043503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3548" calcext:value-type="float">
            <text:p>20140131043548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3633" calcext:value-type="float">
            <text:p>20140131043633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3719" calcext:value-type="float">
            <text:p>20140131043719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3804" calcext:value-type="float">
            <text:p>20140131043804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3819" calcext:value-type="float">
            <text:p>20140131043819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3849" calcext:value-type="float">
            <text:p>20140131043849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3905" calcext:value-type="float">
            <text:p>2014013104390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43935" calcext:value-type="float">
            <text:p>20140131043935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44020" calcext:value-type="float">
            <text:p>2014013104402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4121" calcext:value-type="float">
            <text:p>2014013104412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4206" calcext:value-type="float">
            <text:p>2014013104420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4251" calcext:value-type="float">
            <text:p>2014013104425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4336" calcext:value-type="float">
            <text:p>2014013104433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4422" calcext:value-type="float">
            <text:p>20140131044422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4452" calcext:value-type="float">
            <text:p>2014013104445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4507" calcext:value-type="float">
            <text:p>2014013104450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4552" calcext:value-type="float">
            <text:p>2014013104455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4607" calcext:value-type="float">
            <text:p>2014013104460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4638" calcext:value-type="float">
            <text:p>2014013104463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4653" calcext:value-type="float">
            <text:p>2014013104465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4723" calcext:value-type="float">
            <text:p>2014013104472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4738" calcext:value-type="float">
            <text:p>2014013104473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4808" calcext:value-type="float">
            <text:p>20140131044808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4854" calcext:value-type="float">
            <text:p>2014013104485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4954" calcext:value-type="float">
            <text:p>2014013104495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5024" calcext:value-type="float">
            <text:p>20140131045024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5039" calcext:value-type="float">
            <text:p>2014013104503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5109" calcext:value-type="float">
            <text:p>2014013104510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5155" calcext:value-type="float">
            <text:p>2014013104515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5225" calcext:value-type="float">
            <text:p>2014013104522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5310" calcext:value-type="float">
            <text:p>20140131045310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5355" calcext:value-type="float">
            <text:p>2014013104535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5441" calcext:value-type="float">
            <text:p>2014013104544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45928" calcext:value-type="float">
            <text:p>20140131045928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45958" calcext:value-type="float">
            <text:p>20140131045958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50043" calcext:value-type="float">
            <text:p>20140131050043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50059" calcext:value-type="float">
            <text:p>20140131050059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50129" calcext:value-type="float">
            <text:p>20140131050129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50144" calcext:value-type="float">
            <text:p>20140131050144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0214" calcext:value-type="float">
            <text:p>20140131050214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0259" calcext:value-type="float">
            <text:p>20140131050259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0345" calcext:value-type="float">
            <text:p>20140131050345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0400" calcext:value-type="float">
            <text:p>20140131050400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0430" calcext:value-type="float">
            <text:p>20140131050430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0445" calcext:value-type="float">
            <text:p>20140131050445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0515" calcext:value-type="float">
            <text:p>20140131050515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0600" calcext:value-type="float">
            <text:p>20140131050600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0701" calcext:value-type="float">
            <text:p>20140131050701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0716" calcext:value-type="float">
            <text:p>20140131050716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0746" calcext:value-type="float">
            <text:p>20140131050746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0846" calcext:value-type="float">
            <text:p>20140131050846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0932" calcext:value-type="float">
            <text:p>20140131050932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1017" calcext:value-type="float">
            <text:p>20140131051017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1102" calcext:value-type="float">
            <text:p>20140131051102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1148" calcext:value-type="float">
            <text:p>20140131051148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1233" calcext:value-type="float">
            <text:p>20140131051233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1318" calcext:value-type="float">
            <text:p>20140131051318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1419" calcext:value-type="float">
            <text:p>20140131051419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1504" calcext:value-type="float">
            <text:p>20140131051504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1550" calcext:value-type="float">
            <text:p>20140131051550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1635" calcext:value-type="float">
            <text:p>20140131051635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1720" calcext:value-type="float">
            <text:p>20140131051720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1806" calcext:value-type="float">
            <text:p>20140131051806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1836" calcext:value-type="float">
            <text:p>20140131051836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1851" calcext:value-type="float">
            <text:p>20140131051851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1921" calcext:value-type="float">
            <text:p>20140131051921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1936" calcext:value-type="float">
            <text:p>20140131051936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2007" calcext:value-type="float">
            <text:p>20140131052007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2037" calcext:value-type="float">
            <text:p>20140131052037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2107" calcext:value-type="float">
            <text:p>20140131052107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2122" calcext:value-type="float">
            <text:p>20140131052122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2152" calcext:value-type="float">
            <text:p>20140131052152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2238" calcext:value-type="float">
            <text:p>20140131052238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2323" calcext:value-type="float">
            <text:p>20140131052323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2338" calcext:value-type="float">
            <text:p>20140131052338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2408" calcext:value-type="float">
            <text:p>20140131052408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2423" calcext:value-type="float">
            <text:p>20140131052423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2453" calcext:value-type="float">
            <text:p>20140131052453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2509" calcext:value-type="float">
            <text:p>20140131052509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2539" calcext:value-type="float">
            <text:p>20140131052539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2624" calcext:value-type="float">
            <text:p>20140131052624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2639" calcext:value-type="float">
            <text:p>20140131052639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52709" calcext:value-type="float">
            <text:p>20140131052709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52725" calcext:value-type="float">
            <text:p>20140131052725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3257" calcext:value-type="float">
            <text:p>2014013105325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3342" calcext:value-type="float">
            <text:p>2014013105334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3427" calcext:value-type="float">
            <text:p>2014013105342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3442" calcext:value-type="float">
            <text:p>2014013105344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3513" calcext:value-type="float">
            <text:p>2014013105351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3528" calcext:value-type="float">
            <text:p>20140131053528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53558" calcext:value-type="float">
            <text:p>20140131053558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53643" calcext:value-type="float">
            <text:p>20140131053643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53729" calcext:value-type="float">
            <text:p>20140131053729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53744" calcext:value-type="float">
            <text:p>20140131053744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53814" calcext:value-type="float">
            <text:p>20140131053814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53829" calcext:value-type="float">
            <text:p>20140131053829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53859" calcext:value-type="float">
            <text:p>20140131053859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53914" calcext:value-type="float">
            <text:p>20140131053914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53945" calcext:value-type="float">
            <text:p>2014013105394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54030" calcext:value-type="float">
            <text:p>2014013105403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54045" calcext:value-type="float">
            <text:p>2014013105404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54115" calcext:value-type="float">
            <text:p>2014013105411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54130" calcext:value-type="float">
            <text:p>2014013105413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54216" calcext:value-type="float">
            <text:p>20140131054216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54301" calcext:value-type="float">
            <text:p>2014013105430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4316" calcext:value-type="float">
            <text:p>2014013105431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4346" calcext:value-type="float">
            <text:p>20140131054346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54401" calcext:value-type="float">
            <text:p>20140131054401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4447" calcext:value-type="float">
            <text:p>20140131054447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4532" calcext:value-type="float">
            <text:p>20140131054532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4849" calcext:value-type="float">
            <text:p>20140131054849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4934" calcext:value-type="float">
            <text:p>20140131054934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5019" calcext:value-type="float">
            <text:p>20140131055019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5105" calcext:value-type="float">
            <text:p>20140131055105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5135" calcext:value-type="float">
            <text:p>20140131055135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5150" calcext:value-type="float">
            <text:p>20140131055150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5220" calcext:value-type="float">
            <text:p>20140131055220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5235" calcext:value-type="float">
            <text:p>20140131055235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5305" calcext:value-type="float">
            <text:p>20140131055305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5320" calcext:value-type="float">
            <text:p>20140131055320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5351" calcext:value-type="float">
            <text:p>20140131055351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5436" calcext:value-type="float">
            <text:p>20140131055436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5506" calcext:value-type="float">
            <text:p>20140131055506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5536" calcext:value-type="float">
            <text:p>20140131055536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5622" calcext:value-type="float">
            <text:p>20140131055622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5707" calcext:value-type="float">
            <text:p>20140131055707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5722" calcext:value-type="float">
            <text:p>20140131055722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5752" calcext:value-type="float">
            <text:p>20140131055752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5807" calcext:value-type="float">
            <text:p>20140131055807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5838" calcext:value-type="float">
            <text:p>20140131055838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5853" calcext:value-type="float">
            <text:p>20140131055853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55923" calcext:value-type="float">
            <text:p>20140131055923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0008" calcext:value-type="float">
            <text:p>20140131060008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60053" calcext:value-type="float">
            <text:p>20140131060053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60108" calcext:value-type="float">
            <text:p>20140131060108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60139" calcext:value-type="float">
            <text:p>20140131060139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60154" calcext:value-type="float">
            <text:p>20140131060154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60254" calcext:value-type="float">
            <text:p>20140131060254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60555" calcext:value-type="float">
            <text:p>20140131060555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60641" calcext:value-type="float">
            <text:p>20140131060641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60726" calcext:value-type="float">
            <text:p>20140131060726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60811" calcext:value-type="float">
            <text:p>20140131060811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60857" calcext:value-type="float">
            <text:p>20140131060857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60942" calcext:value-type="float">
            <text:p>20140131060942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60957" calcext:value-type="float">
            <text:p>20140131060957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61027" calcext:value-type="float">
            <text:p>20140131061027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61113" calcext:value-type="float">
            <text:p>20140131061113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61128" calcext:value-type="float">
            <text:p>20140131061128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61158" calcext:value-type="float">
            <text:p>20140131061158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61213" calcext:value-type="float">
            <text:p>20140131061213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61243" calcext:value-type="float">
            <text:p>20140131061243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1258" calcext:value-type="float">
            <text:p>20140131061258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1329" calcext:value-type="float">
            <text:p>20140131061329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1414" calcext:value-type="float">
            <text:p>20140131061414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1515" calcext:value-type="float">
            <text:p>20140131061515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1600" calcext:value-type="float">
            <text:p>20140131061600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1645" calcext:value-type="float">
            <text:p>20140131061645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1700" calcext:value-type="float">
            <text:p>20140131061700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1730" calcext:value-type="float">
            <text:p>20140131061730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1746" calcext:value-type="float">
            <text:p>20140131061746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1816" calcext:value-type="float">
            <text:p>20140131061816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1831" calcext:value-type="float">
            <text:p>20140131061831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1901" calcext:value-type="float">
            <text:p>20140131061901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2403" calcext:value-type="float">
            <text:p>20140131062403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2434" calcext:value-type="float">
            <text:p>20140131062434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62519" calcext:value-type="float">
            <text:p>20140131062519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62604" calcext:value-type="float">
            <text:p>20140131062604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62619" calcext:value-type="float">
            <text:p>20140131062619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62649" calcext:value-type="float">
            <text:p>20140131062649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62705" calcext:value-type="float">
            <text:p>20140131062705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62735" calcext:value-type="float">
            <text:p>20140131062735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62820" calcext:value-type="float">
            <text:p>20140131062820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62905" calcext:value-type="float">
            <text:p>20140131062905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62920" calcext:value-type="float">
            <text:p>20140131062920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62951" calcext:value-type="float">
            <text:p>20140131062951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63006" calcext:value-type="float">
            <text:p>20140131063006</text:p>
          </table:table-cell>
          <table:table-cell office:value-type="float" office:value="180" calcext:value-type="float">
            <text:p>18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3036" calcext:value-type="float">
            <text:p>20140131063036</text:p>
          </table:table-cell>
          <table:table-cell office:value-type="float" office:value="180" calcext:value-type="float">
            <text:p>18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3106" calcext:value-type="float">
            <text:p>20140131063106</text:p>
          </table:table-cell>
          <table:table-cell office:value-type="float" office:value="180" calcext:value-type="float">
            <text:p>18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3136" calcext:value-type="float">
            <text:p>20140131063136</text:p>
          </table:table-cell>
          <table:table-cell office:value-type="float" office:value="180" calcext:value-type="float">
            <text:p>18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3151" calcext:value-type="float">
            <text:p>20140131063151</text:p>
          </table:table-cell>
          <table:table-cell office:value-type="float" office:value="180" calcext:value-type="float">
            <text:p>18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3222" calcext:value-type="float">
            <text:p>20140131063222</text:p>
          </table:table-cell>
          <table:table-cell office:value-type="float" office:value="180" calcext:value-type="float">
            <text:p>18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3237" calcext:value-type="float">
            <text:p>20140131063237</text:p>
          </table:table-cell>
          <table:table-cell office:value-type="float" office:value="180" calcext:value-type="float">
            <text:p>18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3307" calcext:value-type="float">
            <text:p>20140131063307</text:p>
          </table:table-cell>
          <table:table-cell office:value-type="float" office:value="180" calcext:value-type="float">
            <text:p>18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3352" calcext:value-type="float">
            <text:p>20140131063352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3438" calcext:value-type="float">
            <text:p>20140131063438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3453" calcext:value-type="float">
            <text:p>20140131063453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3523" calcext:value-type="float">
            <text:p>20140131063523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3538" calcext:value-type="float">
            <text:p>20140131063538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3608" calcext:value-type="float">
            <text:p>20140131063608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3654" calcext:value-type="float">
            <text:p>20140131063654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3809" calcext:value-type="float">
            <text:p>20140131063809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3854" calcext:value-type="float">
            <text:p>20140131063854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3924" calcext:value-type="float">
            <text:p>20140131063924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4025" calcext:value-type="float">
            <text:p>20140131064025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4110" calcext:value-type="float">
            <text:p>20140131064110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4156" calcext:value-type="float">
            <text:p>20140131064156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4241" calcext:value-type="float">
            <text:p>20140131064241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64326" calcext:value-type="float">
            <text:p>20140131064326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64411" calcext:value-type="float">
            <text:p>20140131064411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64457" calcext:value-type="float">
            <text:p>20140131064457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64542" calcext:value-type="float">
            <text:p>20140131064542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64557" calcext:value-type="float">
            <text:p>20140131064557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64627" calcext:value-type="float">
            <text:p>20140131064627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64643" calcext:value-type="float">
            <text:p>20140131064643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64728" calcext:value-type="float">
            <text:p>20140131064728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64813" calcext:value-type="float">
            <text:p>20140131064813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64859" calcext:value-type="float">
            <text:p>20140131064859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64944" calcext:value-type="float">
            <text:p>20140131064944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65029" calcext:value-type="float">
            <text:p>20140131065029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65115" calcext:value-type="float">
            <text:p>20140131065115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65215" calcext:value-type="float">
            <text:p>20140131065215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65245" calcext:value-type="float">
            <text:p>20140131065245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65331" calcext:value-type="float">
            <text:p>20140131065331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65416" calcext:value-type="float">
            <text:p>20140131065416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65431" calcext:value-type="float">
            <text:p>20140131065431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65501" calcext:value-type="float">
            <text:p>20140131065501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65516" calcext:value-type="float">
            <text:p>20140131065516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5647" calcext:value-type="float">
            <text:p>20140131065647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5732" calcext:value-type="float">
            <text:p>20140131065732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5817" calcext:value-type="float">
            <text:p>20140131065817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5903" calcext:value-type="float">
            <text:p>20140131065903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65948" calcext:value-type="float">
            <text:p>20140131065948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70003" calcext:value-type="float">
            <text:p>20140131070003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70033" calcext:value-type="float">
            <text:p>20140131070033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70049" calcext:value-type="float">
            <text:p>20140131070049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70119" calcext:value-type="float">
            <text:p>20140131070119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70204" calcext:value-type="float">
            <text:p>20140131070204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70249" calcext:value-type="float">
            <text:p>20140131070249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70304" calcext:value-type="float">
            <text:p>20140131070304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70335" calcext:value-type="float">
            <text:p>20140131070335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70350" calcext:value-type="float">
            <text:p>20140131070350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70420" calcext:value-type="float">
            <text:p>20140131070420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70435" calcext:value-type="float">
            <text:p>20140131070435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70505" calcext:value-type="float">
            <text:p>20140131070505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70535" calcext:value-type="float">
            <text:p>20140131070535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70606" calcext:value-type="float">
            <text:p>20140131070606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70621" calcext:value-type="float">
            <text:p>20140131070621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70651" calcext:value-type="float">
            <text:p>20140131070651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70736" calcext:value-type="float">
            <text:p>20140131070736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70822" calcext:value-type="float">
            <text:p>20140131070822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70837" calcext:value-type="float">
            <text:p>20140131070837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70907" calcext:value-type="float">
            <text:p>20140131070907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70922" calcext:value-type="float">
            <text:p>20140131070922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40131070952" calcext:value-type="float">
            <text:p>20140131070952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71007" calcext:value-type="float">
            <text:p>20140131071007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71038" calcext:value-type="float">
            <text:p>20140131071038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71123" calcext:value-type="float">
            <text:p>20140131071123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71138" calcext:value-type="float">
            <text:p>20140131071138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71208" calcext:value-type="float">
            <text:p>20140131071208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71223" calcext:value-type="float">
            <text:p>20140131071223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71324" calcext:value-type="float">
            <text:p>20140131071324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71409" calcext:value-type="float">
            <text:p>20140131071409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71455" calcext:value-type="float">
            <text:p>20140131071455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71540" calcext:value-type="float">
            <text:p>20140131071540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71625" calcext:value-type="float">
            <text:p>20140131071625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71710" calcext:value-type="float">
            <text:p>20140131071710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71756" calcext:value-type="float">
            <text:p>20140131071756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71841" calcext:value-type="float">
            <text:p>20140131071841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71926" calcext:value-type="float">
            <text:p>20140131071926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0131071942" calcext:value-type="float">
            <text:p>20140131071942</text:p>
          </table:table-cell>
          <table:table-cell office:value-type="float" office:value="170" calcext:value-type="float">
            <text:p>17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72027" calcext:value-type="float">
            <text:p>20140131072027</text:p>
          </table:table-cell>
          <table:table-cell office:value-type="float" office:value="170" calcext:value-type="float">
            <text:p>17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72112" calcext:value-type="float">
            <text:p>20140131072112</text:p>
          </table:table-cell>
          <table:table-cell office:value-type="float" office:value="180" calcext:value-type="float">
            <text:p>18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72157" calcext:value-type="float">
            <text:p>20140131072157</text:p>
          </table:table-cell>
          <table:table-cell office:value-type="float" office:value="180" calcext:value-type="float">
            <text:p>18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72243" calcext:value-type="float">
            <text:p>20140131072243</text:p>
          </table:table-cell>
          <table:table-cell office:value-type="float" office:value="180" calcext:value-type="float">
            <text:p>18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0131072328" calcext:value-type="float">
            <text:p>20140131072328</text:p>
          </table:table-cell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140131072413" calcext:value-type="float">
            <text:p>20140131072413</text:p>
          </table:table-cell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140131072444" calcext:value-type="float">
            <text:p>20140131072444</text:p>
          </table:table-cell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140131072529" calcext:value-type="float">
            <text:p>20140131072529</text:p>
          </table:table-cell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140131072614" calcext:value-type="float">
            <text:p>20140131072614</text:p>
          </table:table-cell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140131072629" calcext:value-type="float">
            <text:p>20140131072629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72715" calcext:value-type="float">
            <text:p>20140131072715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72800" calcext:value-type="float">
            <text:p>20140131072800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72815" calcext:value-type="float">
            <text:p>20140131072815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72845" calcext:value-type="float">
            <text:p>20140131072845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072900" calcext:value-type="float">
            <text:p>20140131072900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072931" calcext:value-type="float">
            <text:p>20140131072931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072946" calcext:value-type="float">
            <text:p>20140131072946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073016" calcext:value-type="float">
            <text:p>20140131073016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073101" calcext:value-type="float">
            <text:p>20140131073101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073116" calcext:value-type="float">
            <text:p>20140131073116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073202" calcext:value-type="float">
            <text:p>20140131073202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073247" calcext:value-type="float">
            <text:p>20140131073247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073332" calcext:value-type="float">
            <text:p>20140131073332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073347" calcext:value-type="float">
            <text:p>20140131073347</text:p>
          </table:table-cell>
          <table:table-cell office:value-type="float" office:value="170" calcext:value-type="float">
            <text:p>17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140131073417" calcext:value-type="float">
            <text:p>20140131073417</text:p>
          </table:table-cell>
          <table:table-cell office:value-type="float" office:value="170" calcext:value-type="float">
            <text:p>17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140131073433" calcext:value-type="float">
            <text:p>20140131073433</text:p>
          </table:table-cell>
          <table:table-cell office:value-type="float" office:value="170" calcext:value-type="float">
            <text:p>17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140131073503" calcext:value-type="float">
            <text:p>20140131073503</text:p>
          </table:table-cell>
          <table:table-cell office:value-type="float" office:value="170" calcext:value-type="float">
            <text:p>17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140131073518" calcext:value-type="float">
            <text:p>20140131073518</text:p>
          </table:table-cell>
          <table:table-cell office:value-type="float" office:value="170" calcext:value-type="float">
            <text:p>17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140131073548" calcext:value-type="float">
            <text:p>20140131073548</text:p>
          </table:table-cell>
          <table:table-cell office:value-type="float" office:value="170" calcext:value-type="float">
            <text:p>17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140131073649" calcext:value-type="float">
            <text:p>20140131073649</text:p>
          </table:table-cell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140131073719" calcext:value-type="float">
            <text:p>20140131073719</text:p>
          </table:table-cell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140131073734" calcext:value-type="float">
            <text:p>20140131073734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140131073804" calcext:value-type="float">
            <text:p>20140131073804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140131073819" calcext:value-type="float">
            <text:p>20140131073819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140131073905" calcext:value-type="float">
            <text:p>20140131073905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140131073950" calcext:value-type="float">
            <text:p>20140131073950</text:p>
          </table:table-cell>
          <table:table-cell office:value-type="float" office:value="170" calcext:value-type="float">
            <text:p>17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140131074035" calcext:value-type="float">
            <text:p>20140131074035</text:p>
          </table:table-cell>
          <table:table-cell office:value-type="float" office:value="170" calcext:value-type="float">
            <text:p>17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140131074050" calcext:value-type="float">
            <text:p>20140131074050</text:p>
          </table:table-cell>
          <table:table-cell office:value-type="float" office:value="170" calcext:value-type="float">
            <text:p>17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140131074121" calcext:value-type="float">
            <text:p>20140131074121</text:p>
          </table:table-cell>
          <table:table-cell office:value-type="float" office:value="170" calcext:value-type="float">
            <text:p>17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140131074206" calcext:value-type="float">
            <text:p>20140131074206</text:p>
          </table:table-cell>
          <table:table-cell office:value-type="float" office:value="170" calcext:value-type="float">
            <text:p>17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140131074221" calcext:value-type="float">
            <text:p>20140131074221</text:p>
          </table:table-cell>
          <table:table-cell office:value-type="float" office:value="170" calcext:value-type="float">
            <text:p>17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140131074251" calcext:value-type="float">
            <text:p>20140131074251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140131074306" calcext:value-type="float">
            <text:p>20140131074306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140131074336" calcext:value-type="float">
            <text:p>20140131074336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140131074351" calcext:value-type="float">
            <text:p>20140131074351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140131074422" calcext:value-type="float">
            <text:p>20140131074422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140131074507" calcext:value-type="float">
            <text:p>20140131074507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140131074552" calcext:value-type="float">
            <text:p>20140131074552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140131074607" calcext:value-type="float">
            <text:p>20140131074607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140131074638" calcext:value-type="float">
            <text:p>20140131074638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140131074653" calcext:value-type="float">
            <text:p>20140131074653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140131074723" calcext:value-type="float">
            <text:p>20140131074723</text:p>
          </table:table-cell>
          <table:table-cell office:value-type="float" office:value="160" calcext:value-type="float">
            <text:p>16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140131074753" calcext:value-type="float">
            <text:p>20140131074753</text:p>
          </table:table-cell>
          <table:table-cell office:value-type="float" office:value="160" calcext:value-type="float">
            <text:p>16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140131074838" calcext:value-type="float">
            <text:p>20140131074838</text:p>
          </table:table-cell>
          <table:table-cell office:value-type="float" office:value="160" calcext:value-type="float">
            <text:p>16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140131074924" calcext:value-type="float">
            <text:p>20140131074924</text:p>
          </table:table-cell>
          <table:table-cell office:value-type="float" office:value="160" calcext:value-type="float">
            <text:p>16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140131075009" calcext:value-type="float">
            <text:p>20140131075009</text:p>
          </table:table-cell>
          <table:table-cell office:value-type="float" office:value="160" calcext:value-type="float">
            <text:p>16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140131075054" calcext:value-type="float">
            <text:p>20140131075054</text:p>
          </table:table-cell>
          <table:table-cell office:value-type="float" office:value="160" calcext:value-type="float">
            <text:p>16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140131075140" calcext:value-type="float">
            <text:p>20140131075140</text:p>
          </table:table-cell>
          <table:table-cell office:value-type="float" office:value="160" calcext:value-type="float">
            <text:p>16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140131075225" calcext:value-type="float">
            <text:p>20140131075225</text:p>
          </table:table-cell>
          <table:table-cell office:value-type="float" office:value="160" calcext:value-type="float">
            <text:p>16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140131075441" calcext:value-type="float">
            <text:p>20140131075441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140131075456" calcext:value-type="float">
            <text:p>20140131075456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140131075541" calcext:value-type="float">
            <text:p>20140131075541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140131075627" calcext:value-type="float">
            <text:p>20140131075627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140131075712" calcext:value-type="float">
            <text:p>20140131075712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140131075742" calcext:value-type="float">
            <text:p>20140131075742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140131075757" calcext:value-type="float">
            <text:p>20140131075757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140131075827" calcext:value-type="float">
            <text:p>20140131075827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140131075913" calcext:value-type="float">
            <text:p>20140131075913</text:p>
          </table:table-cell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140131075958" calcext:value-type="float">
            <text:p>20140131075958</text:p>
          </table:table-cell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140131080013" calcext:value-type="float">
            <text:p>20140131080013</text:p>
          </table:table-cell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140131080043" calcext:value-type="float">
            <text:p>20140131080043</text:p>
          </table:table-cell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140131080059" calcext:value-type="float">
            <text:p>20140131080059</text:p>
          </table:table-cell>
          <table:table-cell office:value-type="float" office:value="180" calcext:value-type="float">
            <text:p>1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140131080129" calcext:value-type="float">
            <text:p>20140131080129</text:p>
          </table:table-cell>
          <table:table-cell office:value-type="float" office:value="180" calcext:value-type="float">
            <text:p>1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140131080159" calcext:value-type="float">
            <text:p>20140131080159</text:p>
          </table:table-cell>
          <table:table-cell office:value-type="float" office:value="180" calcext:value-type="float">
            <text:p>1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140131080229" calcext:value-type="float">
            <text:p>20140131080229</text:p>
          </table:table-cell>
          <table:table-cell office:value-type="float" office:value="170" calcext:value-type="float">
            <text:p>17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140131080244" calcext:value-type="float">
            <text:p>20140131080244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080314" calcext:value-type="float">
            <text:p>20140131080314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080330" calcext:value-type="float">
            <text:p>20140131080330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080400" calcext:value-type="float">
            <text:p>20140131080400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080445" calcext:value-type="float">
            <text:p>20140131080445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080530" calcext:value-type="float">
            <text:p>20140131080530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080546" calcext:value-type="float">
            <text:p>20140131080546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080616" calcext:value-type="float">
            <text:p>20140131080616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080631" calcext:value-type="float">
            <text:p>20140131080631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080701" calcext:value-type="float">
            <text:p>20140131080701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080847" calcext:value-type="float">
            <text:p>20140131080847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080902" calcext:value-type="float">
            <text:p>20140131080902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080932" calcext:value-type="float">
            <text:p>20140131080932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081017" calcext:value-type="float">
            <text:p>20140131081017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081103" calcext:value-type="float">
            <text:p>20140131081103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081118" calcext:value-type="float">
            <text:p>20140131081118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081203" calcext:value-type="float">
            <text:p>20140131081203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081248" calcext:value-type="float">
            <text:p>20140131081248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081334" calcext:value-type="float">
            <text:p>20140131081334</text:p>
          </table:table-cell>
          <table:table-cell office:value-type="float" office:value="160" calcext:value-type="float">
            <text:p>1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140131081419" calcext:value-type="float">
            <text:p>20140131081419</text:p>
          </table:table-cell>
          <table:table-cell office:value-type="float" office:value="160" calcext:value-type="float">
            <text:p>1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140131081504" calcext:value-type="float">
            <text:p>20140131081504</text:p>
          </table:table-cell>
          <table:table-cell office:value-type="float" office:value="160" calcext:value-type="float">
            <text:p>1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140131081550" calcext:value-type="float">
            <text:p>20140131081550</text:p>
          </table:table-cell>
          <table:table-cell office:value-type="float" office:value="160" calcext:value-type="float">
            <text:p>1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140131081635" calcext:value-type="float">
            <text:p>20140131081635</text:p>
          </table:table-cell>
          <table:table-cell office:value-type="float" office:value="160" calcext:value-type="float">
            <text:p>1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140131081650" calcext:value-type="float">
            <text:p>20140131081650</text:p>
          </table:table-cell>
          <table:table-cell office:value-type="float" office:value="160" calcext:value-type="float">
            <text:p>1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140131081720" calcext:value-type="float">
            <text:p>20140131081720</text:p>
          </table:table-cell>
          <table:table-cell office:value-type="float" office:value="160" calcext:value-type="float">
            <text:p>1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140131081735" calcext:value-type="float">
            <text:p>20140131081735</text:p>
          </table:table-cell>
          <table:table-cell office:value-type="float" office:value="160" calcext:value-type="float">
            <text:p>1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140131081806" calcext:value-type="float">
            <text:p>20140131081806</text:p>
          </table:table-cell>
          <table:table-cell office:value-type="float" office:value="160" calcext:value-type="float">
            <text:p>1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140131081851" calcext:value-type="float">
            <text:p>20140131081851</text:p>
          </table:table-cell>
          <table:table-cell office:value-type="float" office:value="160" calcext:value-type="float">
            <text:p>1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140131081936" calcext:value-type="float">
            <text:p>20140131081936</text:p>
          </table:table-cell>
          <table:table-cell office:value-type="float" office:value="160" calcext:value-type="float">
            <text:p>1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140131081951" calcext:value-type="float">
            <text:p>20140131081951</text:p>
          </table:table-cell>
          <table:table-cell office:value-type="float" office:value="160" calcext:value-type="float">
            <text:p>1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140131082022" calcext:value-type="float">
            <text:p>20140131082022</text:p>
          </table:table-cell>
          <table:table-cell office:value-type="float" office:value="160" calcext:value-type="float">
            <text:p>1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140131082037" calcext:value-type="float">
            <text:p>20140131082037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082107" calcext:value-type="float">
            <text:p>20140131082107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082152" calcext:value-type="float">
            <text:p>20140131082152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082238" calcext:value-type="float">
            <text:p>20140131082238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082253" calcext:value-type="float">
            <text:p>20140131082253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082308" calcext:value-type="float">
            <text:p>20140131082308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082353" calcext:value-type="float">
            <text:p>20140131082353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082438" calcext:value-type="float">
            <text:p>20140131082438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083011" calcext:value-type="float">
            <text:p>20140131083011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083041" calcext:value-type="float">
            <text:p>20140131083041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083056" calcext:value-type="float">
            <text:p>20140131083056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083126" calcext:value-type="float">
            <text:p>20140131083126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083141" calcext:value-type="float">
            <text:p>20140131083141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083212" calcext:value-type="float">
            <text:p>20140131083212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083257" calcext:value-type="float">
            <text:p>20140131083257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083342" calcext:value-type="float">
            <text:p>20140131083342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083357" calcext:value-type="float">
            <text:p>20140131083357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083427" calcext:value-type="float">
            <text:p>20140131083427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083443" calcext:value-type="float">
            <text:p>20140131083443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083513" calcext:value-type="float">
            <text:p>20140131083513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083528" calcext:value-type="float">
            <text:p>20140131083528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083558" calcext:value-type="float">
            <text:p>20140131083558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083643" calcext:value-type="float">
            <text:p>20140131083643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83659" calcext:value-type="float">
            <text:p>20140131083659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83714" calcext:value-type="float">
            <text:p>20140131083714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83744" calcext:value-type="float">
            <text:p>20140131083744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83829" calcext:value-type="float">
            <text:p>20140131083829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83915" calcext:value-type="float">
            <text:p>20140131083915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83930" calcext:value-type="float">
            <text:p>20140131083930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84000" calcext:value-type="float">
            <text:p>20140131084000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84015" calcext:value-type="float">
            <text:p>20140131084015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84045" calcext:value-type="float">
            <text:p>20140131084045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84131" calcext:value-type="float">
            <text:p>20140131084131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084216" calcext:value-type="float">
            <text:p>20140131084216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084231" calcext:value-type="float">
            <text:p>20140131084231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084301" calcext:value-type="float">
            <text:p>20140131084301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084316" calcext:value-type="float">
            <text:p>20140131084316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084346" calcext:value-type="float">
            <text:p>20140131084346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084401" calcext:value-type="float">
            <text:p>20140131084401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084502" calcext:value-type="float">
            <text:p>20140131084502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084547" calcext:value-type="float">
            <text:p>20140131084547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084633" calcext:value-type="float">
            <text:p>20140131084633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084718" calcext:value-type="float">
            <text:p>20140131084718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084803" calcext:value-type="float">
            <text:p>20140131084803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084848" calcext:value-type="float">
            <text:p>20140131084848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084919" calcext:value-type="float">
            <text:p>20140131084919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084934" calcext:value-type="float">
            <text:p>20140131084934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085049" calcext:value-type="float">
            <text:p>20140131085049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85119" calcext:value-type="float">
            <text:p>20140131085119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85150" calcext:value-type="float">
            <text:p>20140131085150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85235" calcext:value-type="float">
            <text:p>20140131085235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85320" calcext:value-type="float">
            <text:p>20140131085320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85335" calcext:value-type="float">
            <text:p>20140131085335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85406" calcext:value-type="float">
            <text:p>20140131085406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85421" calcext:value-type="float">
            <text:p>20140131085421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85451" calcext:value-type="float">
            <text:p>20140131085451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85506" calcext:value-type="float">
            <text:p>20140131085506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85536" calcext:value-type="float">
            <text:p>20140131085536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85622" calcext:value-type="float">
            <text:p>20140131085622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85637" calcext:value-type="float">
            <text:p>20140131085637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85707" calcext:value-type="float">
            <text:p>20140131085707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85722" calcext:value-type="float">
            <text:p>20140131085722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85752" calcext:value-type="float">
            <text:p>20140131085752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85807" calcext:value-type="float">
            <text:p>20140131085807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0340" calcext:value-type="float">
            <text:p>20140131090340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0425" calcext:value-type="float">
            <text:p>20140131090425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0510" calcext:value-type="float">
            <text:p>20140131090510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0525" calcext:value-type="float">
            <text:p>20140131090525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0556" calcext:value-type="float">
            <text:p>20140131090556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0641" calcext:value-type="float">
            <text:p>20140131090641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0726" calcext:value-type="float">
            <text:p>20140131090726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0741" calcext:value-type="float">
            <text:p>20140131090741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0812" calcext:value-type="float">
            <text:p>20140131090812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0827" calcext:value-type="float">
            <text:p>20140131090827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0857" calcext:value-type="float">
            <text:p>20140131090857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0912" calcext:value-type="float">
            <text:p>20140131090912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0942" calcext:value-type="float">
            <text:p>20140131090942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1027" calcext:value-type="float">
            <text:p>20140131091027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1128" calcext:value-type="float">
            <text:p>20140131091128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1158" calcext:value-type="float">
            <text:p>20140131091158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1213" calcext:value-type="float">
            <text:p>20140131091213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1259" calcext:value-type="float">
            <text:p>20140131091259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1314" calcext:value-type="float">
            <text:p>20140131091314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1344" calcext:value-type="float">
            <text:p>20140131091344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1359" calcext:value-type="float">
            <text:p>20140131091359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1429" calcext:value-type="float">
            <text:p>20140131091429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1445" calcext:value-type="float">
            <text:p>20140131091445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1515" calcext:value-type="float">
            <text:p>20140131091515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1600" calcext:value-type="float">
            <text:p>20140131091600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1645" calcext:value-type="float">
            <text:p>20140131091645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1700" calcext:value-type="float">
            <text:p>20140131091700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1731" calcext:value-type="float">
            <text:p>20140131091731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1746" calcext:value-type="float">
            <text:p>20140131091746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1816" calcext:value-type="float">
            <text:p>20140131091816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1901" calcext:value-type="float">
            <text:p>20140131091901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1932" calcext:value-type="float">
            <text:p>20140131091932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2017" calcext:value-type="float">
            <text:p>20140131092017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2102" calcext:value-type="float">
            <text:p>20140131092102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2147" calcext:value-type="float">
            <text:p>20140131092147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2218" calcext:value-type="float">
            <text:p>20140131092218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2233" calcext:value-type="float">
            <text:p>20140131092233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2303" calcext:value-type="float">
            <text:p>20140131092303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2318" calcext:value-type="float">
            <text:p>20140131092318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2348" calcext:value-type="float">
            <text:p>20140131092348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2434" calcext:value-type="float">
            <text:p>20140131092434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2519" calcext:value-type="float">
            <text:p>20140131092519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2534" calcext:value-type="float">
            <text:p>20140131092534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2604" calcext:value-type="float">
            <text:p>20140131092604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2619" calcext:value-type="float">
            <text:p>20140131092619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2705" calcext:value-type="float">
            <text:p>20140131092705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2720" calcext:value-type="float">
            <text:p>20140131092720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2750" calcext:value-type="float">
            <text:p>20140131092750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2805" calcext:value-type="float">
            <text:p>20140131092805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2835" calcext:value-type="float">
            <text:p>20140131092835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2851" calcext:value-type="float">
            <text:p>20140131092851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2921" calcext:value-type="float">
            <text:p>20140131092921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093006" calcext:value-type="float">
            <text:p>20140131093006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093106" calcext:value-type="float">
            <text:p>20140131093106</text:p>
          </table:table-cell>
          <table:table-cell office:value-type="float" office:value="150" calcext:value-type="float">
            <text:p>1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093137" calcext:value-type="float">
            <text:p>20140131093137</text:p>
          </table:table-cell>
          <table:table-cell office:value-type="float" office:value="150" calcext:value-type="float">
            <text:p>1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093152" calcext:value-type="float">
            <text:p>20140131093152</text:p>
          </table:table-cell>
          <table:table-cell office:value-type="float" office:value="160" calcext:value-type="float">
            <text:p>16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093222" calcext:value-type="float">
            <text:p>20140131093222</text:p>
          </table:table-cell>
          <table:table-cell office:value-type="float" office:value="160" calcext:value-type="float">
            <text:p>1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140131093307" calcext:value-type="float">
            <text:p>20140131093307</text:p>
          </table:table-cell>
          <table:table-cell office:value-type="float" office:value="160" calcext:value-type="float">
            <text:p>1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140131093337" calcext:value-type="float">
            <text:p>20140131093337</text:p>
          </table:table-cell>
          <table:table-cell office:value-type="float" office:value="160" calcext:value-type="float">
            <text:p>16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140131093553" calcext:value-type="float">
            <text:p>20140131093553</text:p>
          </table:table-cell>
          <table:table-cell office:value-type="float" office:value="160" calcext:value-type="float">
            <text:p>16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140131093639" calcext:value-type="float">
            <text:p>20140131093639</text:p>
          </table:table-cell>
          <table:table-cell office:value-type="float" office:value="160" calcext:value-type="float">
            <text:p>16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140131093724" calcext:value-type="float">
            <text:p>20140131093724</text:p>
          </table:table-cell>
          <table:table-cell office:value-type="float" office:value="160" calcext:value-type="float">
            <text:p>16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140131093809" calcext:value-type="float">
            <text:p>20140131093809</text:p>
          </table:table-cell>
          <table:table-cell office:value-type="float" office:value="160" calcext:value-type="float">
            <text:p>16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140131093855" calcext:value-type="float">
            <text:p>20140131093855</text:p>
          </table:table-cell>
          <table:table-cell office:value-type="float" office:value="170" calcext:value-type="float">
            <text:p>17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140131093940" calcext:value-type="float">
            <text:p>20140131093940</text:p>
          </table:table-cell>
          <table:table-cell office:value-type="float" office:value="170" calcext:value-type="float">
            <text:p>17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140131094025" calcext:value-type="float">
            <text:p>20140131094025</text:p>
          </table:table-cell>
          <table:table-cell office:value-type="float" office:value="170" calcext:value-type="float">
            <text:p>17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140131094110" calcext:value-type="float">
            <text:p>20140131094110</text:p>
          </table:table-cell>
          <table:table-cell office:value-type="float" office:value="170" calcext:value-type="float">
            <text:p>17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140131094156" calcext:value-type="float">
            <text:p>20140131094156</text:p>
          </table:table-cell>
          <table:table-cell office:value-type="float" office:value="160" calcext:value-type="float">
            <text:p>16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140131094211" calcext:value-type="float">
            <text:p>20140131094211</text:p>
          </table:table-cell>
          <table:table-cell office:value-type="float" office:value="160" calcext:value-type="float">
            <text:p>16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140131094241" calcext:value-type="float">
            <text:p>20140131094241</text:p>
          </table:table-cell>
          <table:table-cell office:value-type="float" office:value="160" calcext:value-type="float">
            <text:p>16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140131094256" calcext:value-type="float">
            <text:p>20140131094256</text:p>
          </table:table-cell>
          <table:table-cell office:value-type="float" office:value="160" calcext:value-type="float">
            <text:p>16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140131094326" calcext:value-type="float">
            <text:p>20140131094326</text:p>
          </table:table-cell>
          <table:table-cell office:value-type="float" office:value="160" calcext:value-type="float">
            <text:p>16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140131094412" calcext:value-type="float">
            <text:p>20140131094412</text:p>
          </table:table-cell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140131094512" calcext:value-type="float">
            <text:p>20140131094512</text:p>
          </table:table-cell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140131094557" calcext:value-type="float">
            <text:p>20140131094557</text:p>
          </table:table-cell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140131094627" calcext:value-type="float">
            <text:p>20140131094627</text:p>
          </table:table-cell>
          <table:table-cell office:value-type="float" office:value="170" calcext:value-type="float">
            <text:p>17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140131094728" calcext:value-type="float">
            <text:p>20140131094728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094743" calcext:value-type="float">
            <text:p>20140131094743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094813" calcext:value-type="float">
            <text:p>20140131094813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094828" calcext:value-type="float">
            <text:p>20140131094828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094859" calcext:value-type="float">
            <text:p>20140131094859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094944" calcext:value-type="float">
            <text:p>20140131094944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095029" calcext:value-type="float">
            <text:p>20140131095029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095044" calcext:value-type="float">
            <text:p>20140131095044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095114" calcext:value-type="float">
            <text:p>20140131095114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095129" calcext:value-type="float">
            <text:p>20140131095129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095200" calcext:value-type="float">
            <text:p>20140131095200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095245" calcext:value-type="float">
            <text:p>20140131095245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095330" calcext:value-type="float">
            <text:p>20140131095330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095346" calcext:value-type="float">
            <text:p>20140131095346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095401" calcext:value-type="float">
            <text:p>20140131095401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095446" calcext:value-type="float">
            <text:p>20140131095446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095531" calcext:value-type="float">
            <text:p>20140131095531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095617" calcext:value-type="float">
            <text:p>20140131095617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095647" calcext:value-type="float">
            <text:p>20140131095647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095702" calcext:value-type="float">
            <text:p>20140131095702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095732" calcext:value-type="float">
            <text:p>20140131095732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095817" calcext:value-type="float">
            <text:p>20140131095817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095903" calcext:value-type="float">
            <text:p>20140131095903</text:p>
          </table:table-cell>
          <table:table-cell office:value-type="float" office:value="160" calcext:value-type="float">
            <text:p>16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095918" calcext:value-type="float">
            <text:p>20140131095918</text:p>
          </table:table-cell>
          <table:table-cell office:value-type="float" office:value="160" calcext:value-type="float">
            <text:p>16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095948" calcext:value-type="float">
            <text:p>20140131095948</text:p>
          </table:table-cell>
          <table:table-cell office:value-type="float" office:value="160" calcext:value-type="float">
            <text:p>16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100003" calcext:value-type="float">
            <text:p>20140131100003</text:p>
          </table:table-cell>
          <table:table-cell office:value-type="float" office:value="160" calcext:value-type="float">
            <text:p>16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100033" calcext:value-type="float">
            <text:p>20140131100033</text:p>
          </table:table-cell>
          <table:table-cell office:value-type="float" office:value="160" calcext:value-type="float">
            <text:p>16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100049" calcext:value-type="float">
            <text:p>20140131100049</text:p>
          </table:table-cell>
          <table:table-cell office:value-type="float" office:value="160" calcext:value-type="float">
            <text:p>16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100149" calcext:value-type="float">
            <text:p>20140131100149</text:p>
          </table:table-cell>
          <table:table-cell office:value-type="float" office:value="160" calcext:value-type="float">
            <text:p>16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100219" calcext:value-type="float">
            <text:p>20140131100219</text:p>
          </table:table-cell>
          <table:table-cell office:value-type="float" office:value="160" calcext:value-type="float">
            <text:p>16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100234" calcext:value-type="float">
            <text:p>20140131100234</text:p>
          </table:table-cell>
          <table:table-cell office:value-type="float" office:value="160" calcext:value-type="float">
            <text:p>16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100305" calcext:value-type="float">
            <text:p>20140131100305</text:p>
          </table:table-cell>
          <table:table-cell office:value-type="float" office:value="160" calcext:value-type="float">
            <text:p>16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100350" calcext:value-type="float">
            <text:p>20140131100350</text:p>
          </table:table-cell>
          <table:table-cell office:value-type="float" office:value="160" calcext:value-type="float">
            <text:p>16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100435" calcext:value-type="float">
            <text:p>20140131100435</text:p>
          </table:table-cell>
          <table:table-cell office:value-type="float" office:value="160" calcext:value-type="float">
            <text:p>16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100450" calcext:value-type="float">
            <text:p>20140131100450</text:p>
          </table:table-cell>
          <table:table-cell office:value-type="float" office:value="160" calcext:value-type="float">
            <text:p>16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100520" calcext:value-type="float">
            <text:p>20140131100520</text:p>
          </table:table-cell>
          <table:table-cell office:value-type="float" office:value="160" calcext:value-type="float">
            <text:p>16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100535" calcext:value-type="float">
            <text:p>20140131100535</text:p>
          </table:table-cell>
          <table:table-cell office:value-type="float" office:value="160" calcext:value-type="float">
            <text:p>16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100606" calcext:value-type="float">
            <text:p>20140131100606</text:p>
          </table:table-cell>
          <table:table-cell office:value-type="float" office:value="160" calcext:value-type="float">
            <text:p>16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100651" calcext:value-type="float">
            <text:p>20140131100651</text:p>
          </table:table-cell>
          <table:table-cell office:value-type="float" office:value="160" calcext:value-type="float">
            <text:p>16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100736" calcext:value-type="float">
            <text:p>20140131100736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0751" calcext:value-type="float">
            <text:p>20140131100751</text:p>
          </table:table-cell>
          <table:table-cell office:value-type="float" office:value="160" calcext:value-type="float">
            <text:p>16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100852" calcext:value-type="float">
            <text:p>20140131100852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0937" calcext:value-type="float">
            <text:p>20140131100937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1022" calcext:value-type="float">
            <text:p>20140131101022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1108" calcext:value-type="float">
            <text:p>20140131101108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1153" calcext:value-type="float">
            <text:p>20140131101153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1238" calcext:value-type="float">
            <text:p>20140131101238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1324" calcext:value-type="float">
            <text:p>20140131101324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1409" calcext:value-type="float">
            <text:p>20140131101409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1454" calcext:value-type="float">
            <text:p>20140131101454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1540" calcext:value-type="float">
            <text:p>20140131101540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1555" calcext:value-type="float">
            <text:p>20140131101555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1625" calcext:value-type="float">
            <text:p>20140131101625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1640" calcext:value-type="float">
            <text:p>20140131101640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1710" calcext:value-type="float">
            <text:p>20140131101710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1811" calcext:value-type="float">
            <text:p>20140131101811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1856" calcext:value-type="float">
            <text:p>20140131101856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1942" calcext:value-type="float">
            <text:p>20140131101942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2027" calcext:value-type="float">
            <text:p>20140131102027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2057" calcext:value-type="float">
            <text:p>20140131102057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2157" calcext:value-type="float">
            <text:p>20140131102157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2212" calcext:value-type="float">
            <text:p>20140131102212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2243" calcext:value-type="float">
            <text:p>20140131102243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2328" calcext:value-type="float">
            <text:p>20140131102328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2413" calcext:value-type="float">
            <text:p>20140131102413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2428" calcext:value-type="float">
            <text:p>20140131102428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2458" calcext:value-type="float">
            <text:p>20140131102458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2513" calcext:value-type="float">
            <text:p>20140131102513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2544" calcext:value-type="float">
            <text:p>20140131102544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2559" calcext:value-type="float">
            <text:p>20140131102559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2629" calcext:value-type="float">
            <text:p>20140131102629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2714" calcext:value-type="float">
            <text:p>20140131102714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2730" calcext:value-type="float">
            <text:p>20140131102730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2800" calcext:value-type="float">
            <text:p>20140131102800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2815" calcext:value-type="float">
            <text:p>20140131102815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2845" calcext:value-type="float">
            <text:p>20140131102845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2900" calcext:value-type="float">
            <text:p>20140131102900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3000" calcext:value-type="float">
            <text:p>20140131103000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3046" calcext:value-type="float">
            <text:p>20140131103046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3131" calcext:value-type="float">
            <text:p>20140131103131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3332" calcext:value-type="float">
            <text:p>20140131103332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3347" calcext:value-type="float">
            <text:p>20140131103347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3417" calcext:value-type="float">
            <text:p>20140131103417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3432" calcext:value-type="float">
            <text:p>20140131103432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3503" calcext:value-type="float">
            <text:p>20140131103503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3548" calcext:value-type="float">
            <text:p>20140131103548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3618" calcext:value-type="float">
            <text:p>20140131103618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3649" calcext:value-type="float">
            <text:p>20140131103649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3734" calcext:value-type="float">
            <text:p>20140131103734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3819" calcext:value-type="float">
            <text:p>20140131103819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3834" calcext:value-type="float">
            <text:p>20140131103834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3905" calcext:value-type="float">
            <text:p>20140131103905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3920" calcext:value-type="float">
            <text:p>20140131103920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3950" calcext:value-type="float">
            <text:p>20140131103950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4005" calcext:value-type="float">
            <text:p>20140131104005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4035" calcext:value-type="float">
            <text:p>20140131104035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4120" calcext:value-type="float">
            <text:p>20140131104120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4135" calcext:value-type="float">
            <text:p>20140131104135</text:p>
          </table:table-cell>
          <table:table-cell office:value-type="float" office:value="150" calcext:value-type="float">
            <text:p>1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104206" calcext:value-type="float">
            <text:p>20140131104206</text:p>
          </table:table-cell>
          <table:table-cell office:value-type="float" office:value="150" calcext:value-type="float">
            <text:p>1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104221" calcext:value-type="float">
            <text:p>20140131104221</text:p>
          </table:table-cell>
          <table:table-cell office:value-type="float" office:value="150" calcext:value-type="float">
            <text:p>1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104251" calcext:value-type="float">
            <text:p>20140131104251</text:p>
          </table:table-cell>
          <table:table-cell office:value-type="float" office:value="150" calcext:value-type="float">
            <text:p>1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104306" calcext:value-type="float">
            <text:p>20140131104306</text:p>
          </table:table-cell>
          <table:table-cell office:value-type="float" office:value="150" calcext:value-type="float">
            <text:p>1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104407" calcext:value-type="float">
            <text:p>20140131104407</text:p>
          </table:table-cell>
          <table:table-cell office:value-type="float" office:value="150" calcext:value-type="float">
            <text:p>1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104452" calcext:value-type="float">
            <text:p>20140131104452</text:p>
          </table:table-cell>
          <table:table-cell office:value-type="float" office:value="150" calcext:value-type="float">
            <text:p>1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104537" calcext:value-type="float">
            <text:p>20140131104537</text:p>
          </table:table-cell>
          <table:table-cell office:value-type="float" office:value="150" calcext:value-type="float">
            <text:p>1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104622" calcext:value-type="float">
            <text:p>20140131104622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4708" calcext:value-type="float">
            <text:p>20140131104708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4753" calcext:value-type="float">
            <text:p>20140131104753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4838" calcext:value-type="float">
            <text:p>20140131104838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4924" calcext:value-type="float">
            <text:p>20140131104924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5009" calcext:value-type="float">
            <text:p>20140131105009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5024" calcext:value-type="float">
            <text:p>20140131105024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5110" calcext:value-type="float">
            <text:p>20140131105110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5155" calcext:value-type="float">
            <text:p>20140131105155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5240" calcext:value-type="float">
            <text:p>20140131105240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5325" calcext:value-type="float">
            <text:p>20140131105325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5411" calcext:value-type="float">
            <text:p>20140131105411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5456" calcext:value-type="float">
            <text:p>20140131105456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5526" calcext:value-type="float">
            <text:p>20140131105526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5611" calcext:value-type="float">
            <text:p>20140131105611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5627" calcext:value-type="float">
            <text:p>20140131105627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5657" calcext:value-type="float">
            <text:p>20140131105657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5712" calcext:value-type="float">
            <text:p>20140131105712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5757" calcext:value-type="float">
            <text:p>20140131105757</text:p>
          </table:table-cell>
          <table:table-cell office:value-type="float" office:value="150" calcext:value-type="float">
            <text:p>1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105812" calcext:value-type="float">
            <text:p>20140131105812</text:p>
          </table:table-cell>
          <table:table-cell office:value-type="float" office:value="150" calcext:value-type="float">
            <text:p>1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105842" calcext:value-type="float">
            <text:p>20140131105842</text:p>
          </table:table-cell>
          <table:table-cell office:value-type="float" office:value="150" calcext:value-type="float">
            <text:p>1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105857" calcext:value-type="float">
            <text:p>20140131105857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05943" calcext:value-type="float">
            <text:p>20140131105943</text:p>
          </table:table-cell>
          <table:table-cell office:value-type="float" office:value="150" calcext:value-type="float">
            <text:p>1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110013" calcext:value-type="float">
            <text:p>20140131110013</text:p>
          </table:table-cell>
          <table:table-cell office:value-type="float" office:value="150" calcext:value-type="float">
            <text:p>1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110059" calcext:value-type="float">
            <text:p>20140131110059</text:p>
          </table:table-cell>
          <table:table-cell office:value-type="float" office:value="150" calcext:value-type="float">
            <text:p>1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110144" calcext:value-type="float">
            <text:p>20140131110144</text:p>
          </table:table-cell>
          <table:table-cell office:value-type="float" office:value="150" calcext:value-type="float">
            <text:p>1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110159" calcext:value-type="float">
            <text:p>20140131110159</text:p>
          </table:table-cell>
          <table:table-cell office:value-type="float" office:value="150" calcext:value-type="float">
            <text:p>1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110229" calcext:value-type="float">
            <text:p>20140131110229</text:p>
          </table:table-cell>
          <table:table-cell office:value-type="float" office:value="150" calcext:value-type="float">
            <text:p>1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110244" calcext:value-type="float">
            <text:p>20140131110244</text:p>
          </table:table-cell>
          <table:table-cell office:value-type="float" office:value="150" calcext:value-type="float">
            <text:p>1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110314" calcext:value-type="float">
            <text:p>20140131110314</text:p>
          </table:table-cell>
          <table:table-cell office:value-type="float" office:value="150" calcext:value-type="float">
            <text:p>1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110400" calcext:value-type="float">
            <text:p>20140131110400</text:p>
          </table:table-cell>
          <table:table-cell office:value-type="float" office:value="150" calcext:value-type="float">
            <text:p>1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110430" calcext:value-type="float">
            <text:p>20140131110430</text:p>
          </table:table-cell>
          <table:table-cell office:value-type="float" office:value="150" calcext:value-type="float">
            <text:p>1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0131110847" calcext:value-type="float">
            <text:p>20140131110847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10947" calcext:value-type="float">
            <text:p>20140131110947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1033" calcext:value-type="float">
            <text:p>20140131111033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1118" calcext:value-type="float">
            <text:p>20140131111118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1203" calcext:value-type="float">
            <text:p>20140131111203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1218" calcext:value-type="float">
            <text:p>20140131111218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1248" calcext:value-type="float">
            <text:p>20140131111248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1303" calcext:value-type="float">
            <text:p>20140131111303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1334" calcext:value-type="float">
            <text:p>20140131111334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1349" calcext:value-type="float">
            <text:p>20140131111349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1419" calcext:value-type="float">
            <text:p>20140131111419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1504" calcext:value-type="float">
            <text:p>20140131111504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1550" calcext:value-type="float">
            <text:p>20140131111550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1605" calcext:value-type="float">
            <text:p>20140131111605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1635" calcext:value-type="float">
            <text:p>20140131111635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1650" calcext:value-type="float">
            <text:p>20140131111650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1720" calcext:value-type="float">
            <text:p>20140131111720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1805" calcext:value-type="float">
            <text:p>20140131111805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1835" calcext:value-type="float">
            <text:p>20140131111835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111921" calcext:value-type="float">
            <text:p>20140131111921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2051" calcext:value-type="float">
            <text:p>20140131112051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2137" calcext:value-type="float">
            <text:p>20140131112137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2222" calcext:value-type="float">
            <text:p>20140131112222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2307" calcext:value-type="float">
            <text:p>20140131112307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2538" calcext:value-type="float">
            <text:p>20140131112538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2624" calcext:value-type="float">
            <text:p>20140131112624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2709" calcext:value-type="float">
            <text:p>20140131112709</text:p>
          </table:table-cell>
          <table:table-cell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12754" calcext:value-type="float">
            <text:p>20140131112754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2824" calcext:value-type="float">
            <text:p>20140131112824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2910" calcext:value-type="float">
            <text:p>2014013111291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2955" calcext:value-type="float">
            <text:p>20140131112955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3010" calcext:value-type="float">
            <text:p>2014013111301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3040" calcext:value-type="float">
            <text:p>2014013111304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3055" calcext:value-type="float">
            <text:p>20140131113055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3126" calcext:value-type="float">
            <text:p>20140131113126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3211" calcext:value-type="float">
            <text:p>20140131113211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3241" calcext:value-type="float">
            <text:p>20140131113241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3311" calcext:value-type="float">
            <text:p>20140131113311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3327" calcext:value-type="float">
            <text:p>20140131113327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3357" calcext:value-type="float">
            <text:p>20140131113357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3442" calcext:value-type="float">
            <text:p>20140131113442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3527" calcext:value-type="float">
            <text:p>20140131113527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3543" calcext:value-type="float">
            <text:p>2014013111354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3613" calcext:value-type="float">
            <text:p>2014013111361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3628" calcext:value-type="float">
            <text:p>20140131113628</text:p>
          </table:table-cell>
          <table:table-cell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13658" calcext:value-type="float">
            <text:p>20140131113658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3743" calcext:value-type="float">
            <text:p>2014013111374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3829" calcext:value-type="float">
            <text:p>20140131113829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3844" calcext:value-type="float">
            <text:p>20140131113844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3914" calcext:value-type="float">
            <text:p>20140131113914</text:p>
          </table:table-cell>
          <table:table-cell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13929" calcext:value-type="float">
            <text:p>20140131113929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4245" calcext:value-type="float">
            <text:p>20140131114245</text:p>
          </table:table-cell>
          <table:table-cell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14331" calcext:value-type="float">
            <text:p>20140131114331</text:p>
          </table:table-cell>
          <table:table-cell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14416" calcext:value-type="float">
            <text:p>20140131114416</text:p>
          </table:table-cell>
          <table:table-cell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14501" calcext:value-type="float">
            <text:p>20140131114501</text:p>
          </table:table-cell>
          <table:table-cell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14547" calcext:value-type="float">
            <text:p>20140131114547</text:p>
          </table:table-cell>
          <table:table-cell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14632" calcext:value-type="float">
            <text:p>20140131114632</text:p>
          </table:table-cell>
          <table:table-cell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14647" calcext:value-type="float">
            <text:p>20140131114647</text:p>
          </table:table-cell>
          <table:table-cell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14717" calcext:value-type="float">
            <text:p>20140131114717</text:p>
          </table:table-cell>
          <table:table-cell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14732" calcext:value-type="float">
            <text:p>20140131114732</text:p>
          </table:table-cell>
          <table:table-cell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14803" calcext:value-type="float">
            <text:p>20140131114803</text:p>
          </table:table-cell>
          <table:table-cell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0131114848" calcext:value-type="float">
            <text:p>20140131114848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4933" calcext:value-type="float">
            <text:p>2014013111493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4948" calcext:value-type="float">
            <text:p>20140131114948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5019" calcext:value-type="float">
            <text:p>20140131115019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5034" calcext:value-type="float">
            <text:p>20140131115034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5104" calcext:value-type="float">
            <text:p>20140131115104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5149" calcext:value-type="float">
            <text:p>20140131115149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5235" calcext:value-type="float">
            <text:p>20140131115235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5250" calcext:value-type="float">
            <text:p>2014013111525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5320" calcext:value-type="float">
            <text:p>2014013111532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5335" calcext:value-type="float">
            <text:p>20140131115335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5435" calcext:value-type="float">
            <text:p>20140131115435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15521" calcext:value-type="float">
            <text:p>20140131115521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20053" calcext:value-type="float">
            <text:p>20140131120053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20123" calcext:value-type="float">
            <text:p>20140131120123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20138" calcext:value-type="float">
            <text:p>20140131120138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20209" calcext:value-type="float">
            <text:p>20140131120209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20254" calcext:value-type="float">
            <text:p>20140131120254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20339" calcext:value-type="float">
            <text:p>20140131120339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20354" calcext:value-type="float">
            <text:p>20140131120354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20425" calcext:value-type="float">
            <text:p>20140131120425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131120440" calcext:value-type="float">
            <text:p>20140131120440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120510" calcext:value-type="float">
            <text:p>20140131120510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120525" calcext:value-type="float">
            <text:p>20140131120525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120555" calcext:value-type="float">
            <text:p>20140131120555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120641" calcext:value-type="float">
            <text:p>20140131120641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120656" calcext:value-type="float">
            <text:p>20140131120656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120726" calcext:value-type="float">
            <text:p>20140131120726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120741" calcext:value-type="float">
            <text:p>20140131120741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120826" calcext:value-type="float">
            <text:p>20140131120826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120912" calcext:value-type="float">
            <text:p>20140131120912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120927" calcext:value-type="float">
            <text:p>20140131120927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120957" calcext:value-type="float">
            <text:p>20140131120957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121012" calcext:value-type="float">
            <text:p>20140131121012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121043" calcext:value-type="float">
            <text:p>20140131121043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121058" calcext:value-type="float">
            <text:p>20140131121058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121128" calcext:value-type="float">
            <text:p>20140131121128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121213" calcext:value-type="float">
            <text:p>20140131121213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121228" calcext:value-type="float">
            <text:p>20140131121228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121259" calcext:value-type="float">
            <text:p>20140131121259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121314" calcext:value-type="float">
            <text:p>20140131121314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121344" calcext:value-type="float">
            <text:p>20140131121344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121359" calcext:value-type="float">
            <text:p>20140131121359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121429" calcext:value-type="float">
            <text:p>20140131121429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121459" calcext:value-type="float">
            <text:p>20140131121459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121545" calcext:value-type="float">
            <text:p>20140131121545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0131121630" calcext:value-type="float">
            <text:p>20140131121630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dc:date>2014-01-31T12:29:45.135000000</dc:date>
    <meta:editing-duration>P0D</meta:editing-duration>
    <meta:editing-cycles>1</meta:editing-cycles>
    <meta:document-statistic meta:table-count="1" meta:cell-count="59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216cm" svg:height="14.934cm" xlink:href=".." xlink:type="simple" chart:class="chart:line" chart:style-name="ch1">
        <chart:legend chart:legend-position="end" svg:x="27.835cm" svg:y="7.155cm" style:legend-expansion="high" chart:style-name="ch2"/>
        <chart:plot-area chart:style-name="ch3" table:cell-range-address="Sheet1.C1:Sheet1.C1994" chart:data-source-has-labels="row" svg:x="1.074cm" svg:y="1.327cm" svg:width="25.513cm" svg:height="12.889cm">
          <chartooo:coordinate-region svg:x="1.695cm" svg:y="1.539cm" svg:width="24.804cm" svg:height="11.6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994" chart:label-cell-address="Sheet1.C1:Sheet1.C1" chart:class="chart:line">
            <chart:data-point chart:repeated="199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humidity      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">
                <text:p>43</text:p>
                <draw:g>
                  <svg:desc>Sheet1.C2:Sheet1.C19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